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officeooo:rsid="031b36b3" officeooo:paragraph-rsid="031b36b3"/>
    </style:style>
    <style:style style:name="P336" style:family="paragraph" style:parent-style-name="Standard">
      <style:text-properties officeooo:rsid="03974f4b" officeooo:paragraph-rsid="03974f4b"/>
    </style:style>
    <style:style style:name="P337" style:family="paragraph" style:parent-style-name="Standard">
      <style:text-properties officeooo:rsid="03974f4b" officeooo:paragraph-rsid="03976937"/>
    </style:style>
    <style:style style:name="P338" style:family="paragraph" style:parent-style-name="Standard">
      <style:text-properties officeooo:rsid="03976937" officeooo:paragraph-rsid="03976937"/>
    </style:style>
    <style:style style:name="P339" style:family="paragraph" style:parent-style-name="Standard">
      <style:text-properties officeooo:rsid="039b20f6" officeooo:paragraph-rsid="039b20f6"/>
    </style:style>
    <style:style style:name="P340" style:family="paragraph" style:parent-style-name="Standard">
      <style:text-properties officeooo:rsid="039dfc5d" officeooo:paragraph-rsid="039dfc5d"/>
    </style:style>
    <style:style style:name="P341" style:family="paragraph" style:parent-style-name="Standard">
      <style:text-properties officeooo:rsid="03a05524" officeooo:paragraph-rsid="03a05524"/>
    </style:style>
    <style:style style:name="P342" style:family="paragraph" style:parent-style-name="Standard">
      <style:text-properties officeooo:rsid="03a229ba" officeooo:paragraph-rsid="03a229ba"/>
    </style:style>
    <style:style style:name="P343" style:family="paragraph" style:parent-style-name="Standard">
      <style:text-properties officeooo:rsid="03a3846e" officeooo:paragraph-rsid="03a3846e"/>
    </style:style>
    <style:style style:name="P344" style:family="paragraph" style:parent-style-name="Standard">
      <style:text-properties officeooo:rsid="03a4c2a2" officeooo:paragraph-rsid="03a4c2a2"/>
    </style:style>
    <style:style style:name="P345" style:family="paragraph" style:parent-style-name="Standard">
      <style:text-properties officeooo:paragraph-rsid="03a4d788"/>
    </style:style>
    <style:style style:name="P346" style:family="paragraph" style:parent-style-name="Standard">
      <style:text-properties officeooo:paragraph-rsid="03a93435"/>
    </style:style>
    <style:style style:name="P347" style:family="paragraph" style:parent-style-name="Standard">
      <style:text-properties officeooo:paragraph-rsid="03ac9b9c"/>
    </style:style>
    <style:style style:name="P348" style:family="paragraph" style:parent-style-name="Standard">
      <style:text-properties officeooo:rsid="03b047fd" officeooo:paragraph-rsid="03b047fd"/>
    </style:style>
    <style:style style:name="P349" style:family="paragraph" style:parent-style-name="Standard">
      <style:text-properties officeooo:rsid="03b047fd" officeooo:paragraph-rsid="03b0ee69"/>
    </style:style>
    <style:style style:name="P350" style:family="paragraph" style:parent-style-name="Standard">
      <style:text-properties officeooo:rsid="03b0ee69" officeooo:paragraph-rsid="03b0ee69"/>
    </style:style>
    <style:style style:name="P351" style:family="paragraph" style:parent-style-name="Standard">
      <style:text-properties officeooo:rsid="03b464fd" officeooo:paragraph-rsid="03b56308"/>
    </style:style>
    <style:style style:name="P352" style:family="paragraph" style:parent-style-name="Standard">
      <style:text-properties officeooo:rsid="03b654d3" officeooo:paragraph-rsid="03b654d3"/>
    </style:style>
    <style:style style:name="P353" style:family="paragraph" style:parent-style-name="Standard">
      <style:text-properties officeooo:rsid="03b654d3" officeooo:paragraph-rsid="03b56308"/>
    </style:style>
    <style:style style:name="P354" style:family="paragraph" style:parent-style-name="Standard">
      <style:text-properties officeooo:rsid="03b654d3" officeooo:paragraph-rsid="03bb5b79"/>
    </style:style>
    <style:style style:name="P355" style:family="paragraph" style:parent-style-name="Standard">
      <style:text-properties officeooo:rsid="03c1db86" officeooo:paragraph-rsid="03c1db86"/>
    </style:style>
    <style:style style:name="P356" style:family="paragraph" style:parent-style-name="Standard">
      <style:text-properties officeooo:rsid="03c1db86" officeooo:paragraph-rsid="03c3d524"/>
    </style:style>
    <style:style style:name="P357" style:family="paragraph" style:parent-style-name="Standard">
      <style:text-properties officeooo:rsid="03c3d524" officeooo:paragraph-rsid="03c3d524"/>
    </style:style>
    <style:style style:name="P358" style:family="paragraph" style:parent-style-name="Standard" style:master-page-name="">
      <style:paragraph-properties style:page-number="auto"/>
      <style:text-properties fo:language="ru" fo:country="RU" officeooo:rsid="01061190" officeooo:paragraph-rsid="01061190"/>
    </style:style>
    <style:style style:name="P359" style:family="paragraph" style:parent-style-name="indent-big">
      <style:text-properties officeooo:rsid="030b838f" officeooo:paragraph-rsid="030b838f"/>
    </style:style>
    <style:style style:name="P360" style:family="paragraph" style:parent-style-name="indent-big">
      <style:text-properties officeooo:rsid="031b36b3" officeooo:paragraph-rsid="031b36b3"/>
    </style:style>
    <style:style style:name="P361" style:family="paragraph" style:parent-style-name="big-left-indent">
      <style:text-properties officeooo:rsid="030b838f" officeooo:paragraph-rsid="030b838f"/>
    </style:style>
    <style:style style:name="P362" style:family="paragraph" style:parent-style-name="center">
      <style:text-properties officeooo:paragraph-rsid="039b20f6"/>
    </style:style>
    <style:style style:name="P363" style:family="paragraph" style:parent-style-name="center">
      <style:text-properties officeooo:paragraph-rsid="03c0abc5"/>
    </style:style>
    <style:style style:name="P364" style:family="paragraph" style:parent-style-name="Standard">
      <style:text-properties officeooo:rsid="03c3d524" officeooo:paragraph-rsid="03cf2e5c"/>
    </style:style>
    <style:style style:name="P365" style:family="paragraph" style:parent-style-name="Standard">
      <style:text-properties officeooo:rsid="03d03fce" officeooo:paragraph-rsid="03d1b535"/>
    </style:style>
    <style:style style:name="P366" style:family="paragraph" style:parent-style-name="Standard">
      <style:text-properties officeooo:rsid="03d43144" officeooo:paragraph-rsid="03d43144"/>
    </style:style>
    <style:style style:name="P367" style:family="paragraph" style:parent-style-name="Standard">
      <style:text-properties officeooo:rsid="03d5edf4" officeooo:paragraph-rsid="03d5edf4"/>
    </style:style>
    <style:style style:name="P368" style:family="paragraph" style:parent-style-name="center">
      <style:text-properties officeooo:rsid="03c0abc5" officeooo:paragraph-rsid="03c0abc5"/>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officeooo:rsid="003058a2"/>
    </style:style>
    <style:style style:name="T81" style:family="text">
      <style:text-properties officeooo:rsid="003415f1"/>
    </style:style>
    <style:style style:name="T82" style:family="text">
      <style:text-properties officeooo:rsid="00363ab8"/>
    </style:style>
    <style:style style:name="T83" style:family="text">
      <style:text-properties officeooo:rsid="0038daec"/>
    </style:style>
    <style:style style:name="T84" style:family="text">
      <style:text-properties officeooo:rsid="003929d3"/>
    </style:style>
    <style:style style:name="T85" style:family="text">
      <style:text-properties officeooo:rsid="003b022f"/>
    </style:style>
    <style:style style:name="T86" style:family="text">
      <style:text-properties officeooo:rsid="003bd8eb"/>
    </style:style>
    <style:style style:name="T87" style:family="text">
      <style:text-properties officeooo:rsid="003d934b"/>
    </style:style>
    <style:style style:name="T88" style:family="text">
      <style:text-properties fo:font-style="normal" style:font-style-asian="normal" style:font-style-complex="normal"/>
    </style:style>
    <style:style style:name="T89" style:family="text">
      <style:text-properties fo:font-style="normal" officeooo:rsid="003d934b" style:font-style-asian="normal" style:font-style-complex="normal"/>
    </style:style>
    <style:style style:name="T90" style:family="text">
      <style:text-properties fo:font-style="normal" officeooo:rsid="003e4e43" style:font-style-asian="normal" style:font-style-complex="normal"/>
    </style:style>
    <style:style style:name="T91" style:family="text">
      <style:text-properties fo:font-style="normal" officeooo:rsid="003f3465" style:font-style-asian="normal" style:font-style-complex="normal"/>
    </style:style>
    <style:style style:name="T92" style:family="text">
      <style:text-properties fo:font-style="normal" officeooo:rsid="00406898" style:font-style-asian="normal" style:font-style-complex="normal"/>
    </style:style>
    <style:style style:name="T93" style:family="text">
      <style:text-properties fo:font-style="normal" officeooo:rsid="00419d67" style:font-style-asian="normal" style:font-style-complex="normal"/>
    </style:style>
    <style:style style:name="T94" style:family="text">
      <style:text-properties fo:font-style="normal" officeooo:rsid="0041f17d" style:font-style-asian="normal" style:font-style-complex="normal"/>
    </style:style>
    <style:style style:name="T95" style:family="text">
      <style:text-properties fo:font-style="normal" officeooo:rsid="0043d4c5" style:font-style-asian="normal" style:font-style-complex="normal"/>
    </style:style>
    <style:style style:name="T96" style:family="text">
      <style:text-properties fo:font-style="normal" officeooo:rsid="00454c66" style:font-style-asian="normal" style:font-style-complex="normal"/>
    </style:style>
    <style:style style:name="T97" style:family="text">
      <style:text-properties fo:font-style="normal" officeooo:rsid="0045673d" style:font-style-asian="normal" style:font-style-complex="normal"/>
    </style:style>
    <style:style style:name="T98" style:family="text">
      <style:text-properties fo:font-style="normal" officeooo:rsid="0045751f" style:font-style-asian="normal" style:font-style-complex="normal"/>
    </style:style>
    <style:style style:name="T99" style:family="text">
      <style:text-properties fo:font-style="normal" officeooo:rsid="0045a057" style:font-style-asian="normal" style:font-style-complex="normal"/>
    </style:style>
    <style:style style:name="T100" style:family="text">
      <style:text-properties fo:font-style="normal" officeooo:rsid="00476c5f" style:font-style-asian="normal" style:font-style-complex="normal"/>
    </style:style>
    <style:style style:name="T101" style:family="text">
      <style:text-properties fo:font-style="normal" officeooo:rsid="004bafc6" style:font-style-asian="normal" style:font-style-complex="normal"/>
    </style:style>
    <style:style style:name="T102" style:family="text">
      <style:text-properties fo:font-style="normal" officeooo:rsid="004c76d2" style:font-style-asian="normal" style:font-style-complex="normal"/>
    </style:style>
    <style:style style:name="T103" style:family="text">
      <style:text-properties fo:font-style="normal" officeooo:rsid="004df15c" style:font-style-asian="normal" style:font-style-complex="normal"/>
    </style:style>
    <style:style style:name="T104" style:family="text">
      <style:text-properties fo:font-style="normal" officeooo:rsid="004e7bda" style:font-style-asian="normal" style:font-style-complex="normal"/>
    </style:style>
    <style:style style:name="T105" style:family="text">
      <style:text-properties fo:font-style="normal" officeooo:rsid="004e8660" style:font-style-asian="normal" style:font-style-complex="normal"/>
    </style:style>
    <style:style style:name="T106" style:family="text">
      <style:text-properties fo:font-style="normal" officeooo:rsid="004efd4c" style:font-style-asian="normal" style:font-style-complex="normal"/>
    </style:style>
    <style:style style:name="T107" style:family="text">
      <style:text-properties fo:font-style="normal" officeooo:rsid="0050007e" style:font-style-asian="normal" style:font-style-complex="normal"/>
    </style:style>
    <style:style style:name="T108" style:family="text">
      <style:text-properties fo:font-style="normal" officeooo:rsid="00505d06" style:font-style-asian="normal" style:font-style-complex="normal"/>
    </style:style>
    <style:style style:name="T109" style:family="text">
      <style:text-properties fo:font-style="normal" officeooo:rsid="0051d955" style:font-style-asian="normal" style:font-style-complex="normal"/>
    </style:style>
    <style:style style:name="T110" style:family="text">
      <style:text-properties fo:font-style="normal" officeooo:rsid="0052ca59" style:font-style-asian="normal" style:font-style-complex="normal"/>
    </style:style>
    <style:style style:name="T111" style:family="text">
      <style:text-properties fo:font-style="normal" officeooo:rsid="0055d1bf" style:font-style-asian="normal" style:font-style-complex="normal"/>
    </style:style>
    <style:style style:name="T112" style:family="text">
      <style:text-properties fo:font-style="normal" officeooo:rsid="0056a681" style:font-style-asian="normal" style:font-style-complex="normal"/>
    </style:style>
    <style:style style:name="T113" style:family="text">
      <style:text-properties fo:font-style="normal" officeooo:rsid="00570cff" style:font-style-asian="normal" style:font-style-complex="normal"/>
    </style:style>
    <style:style style:name="T114" style:family="text">
      <style:text-properties fo:font-style="normal" officeooo:rsid="0057833b" style:font-style-asian="normal" style:font-style-complex="normal"/>
    </style:style>
    <style:style style:name="T115" style:family="text">
      <style:text-properties fo:font-style="normal" officeooo:rsid="0058939d" style:font-style-asian="normal" style:font-style-complex="normal"/>
    </style:style>
    <style:style style:name="T116" style:family="text">
      <style:text-properties fo:font-style="normal" officeooo:rsid="005ab894" style:font-style-asian="normal" style:font-style-complex="normal"/>
    </style:style>
    <style:style style:name="T117" style:family="text">
      <style:text-properties fo:font-style="normal" officeooo:rsid="005ab9d4" style:font-style-asian="normal" style:font-style-complex="normal"/>
    </style:style>
    <style:style style:name="T118" style:family="text">
      <style:text-properties fo:font-style="normal" officeooo:rsid="005c47e1" style:font-style-asian="normal" style:font-style-complex="normal"/>
    </style:style>
    <style:style style:name="T119" style:family="text">
      <style:text-properties fo:font-style="normal" officeooo:rsid="005e41dc" style:font-style-asian="normal" style:font-style-complex="normal"/>
    </style:style>
    <style:style style:name="T120" style:family="text">
      <style:text-properties fo:font-style="normal" officeooo:rsid="005f7340" style:font-style-asian="normal" style:font-style-complex="normal"/>
    </style:style>
    <style:style style:name="T121" style:family="text">
      <style:text-properties fo:font-style="normal" officeooo:rsid="005f7f84" style:font-style-asian="normal" style:font-style-complex="normal"/>
    </style:style>
    <style:style style:name="T122" style:family="text">
      <style:text-properties fo:font-style="normal" officeooo:rsid="005fa089" style:font-style-asian="normal" style:font-style-complex="normal"/>
    </style:style>
    <style:style style:name="T123" style:family="text">
      <style:text-properties fo:font-style="normal" officeooo:rsid="00613a24" style:font-style-asian="normal" style:font-style-complex="normal"/>
    </style:style>
    <style:style style:name="T124" style:family="text">
      <style:text-properties fo:font-style="normal" officeooo:rsid="00627b0b" style:font-style-asian="normal" style:font-style-complex="normal"/>
    </style:style>
    <style:style style:name="T125" style:family="text">
      <style:text-properties fo:font-style="normal" officeooo:rsid="006332a0" style:font-style-asian="normal" style:font-style-complex="normal"/>
    </style:style>
    <style:style style:name="T126" style:family="text">
      <style:text-properties fo:font-style="normal" officeooo:rsid="006479b3" style:font-style-asian="normal" style:font-style-complex="normal"/>
    </style:style>
    <style:style style:name="T127" style:family="text">
      <style:text-properties fo:font-style="normal" officeooo:rsid="00660c89" style:font-style-asian="normal" style:font-style-complex="normal"/>
    </style:style>
    <style:style style:name="T128" style:family="text">
      <style:text-properties fo:font-style="normal" officeooo:rsid="0067aaf9" style:font-style-asian="normal" style:font-style-complex="normal"/>
    </style:style>
    <style:style style:name="T129" style:family="text">
      <style:text-properties fo:font-style="normal" officeooo:rsid="0067cefb" style:font-style-asian="normal" style:font-style-complex="normal"/>
    </style:style>
    <style:style style:name="T130" style:family="text">
      <style:text-properties fo:font-style="normal" officeooo:rsid="006b4470" style:font-style-asian="normal" style:font-style-complex="normal"/>
    </style:style>
    <style:style style:name="T131" style:family="text">
      <style:text-properties fo:font-style="normal" officeooo:rsid="006c3a18" style:font-style-asian="normal" style:font-style-complex="normal"/>
    </style:style>
    <style:style style:name="T132" style:family="text">
      <style:text-properties fo:font-style="normal" officeooo:rsid="006cfea0" style:font-style-asian="normal" style:font-style-complex="normal"/>
    </style:style>
    <style:style style:name="T133" style:family="text">
      <style:text-properties fo:font-style="normal" officeooo:rsid="006f5a1d" style:font-style-asian="normal" style:font-style-complex="normal"/>
    </style:style>
    <style:style style:name="T134" style:family="text">
      <style:text-properties fo:font-style="normal" officeooo:rsid="025d2e95" style:font-style-asian="normal" style:font-style-complex="normal"/>
    </style:style>
    <style:style style:name="T135" style:family="text">
      <style:text-properties fo:font-style="normal" officeooo:rsid="02595af3" style:font-style-asian="normal" style:font-style-complex="normal"/>
    </style:style>
    <style:style style:name="T136" style:family="text">
      <style:text-properties fo:font-style="normal" officeooo:rsid="0259ca07" style:font-style-asian="normal" style:font-style-complex="normal"/>
    </style:style>
    <style:style style:name="T137" style:family="text">
      <style:text-properties fo:font-style="normal" officeooo:rsid="025e3220" style:font-style-asian="normal" style:font-style-complex="normal"/>
    </style:style>
    <style:style style:name="T138" style:family="text">
      <style:text-properties fo:font-style="normal" officeooo:rsid="0264f7aa" style:font-style-asian="normal" style:font-style-complex="normal"/>
    </style:style>
    <style:style style:name="T139" style:family="text">
      <style:text-properties fo:font-style="normal" officeooo:rsid="035acf84" style:font-style-asian="normal" style:font-style-complex="normal"/>
    </style:style>
    <style:style style:name="T140" style:family="text">
      <style:text-properties fo:font-style="normal" officeooo:rsid="038ef054" style:font-style-asian="normal" style:font-style-complex="normal"/>
    </style:style>
    <style:style style:name="T141" style:family="text">
      <style:text-properties officeooo:rsid="00727f7f"/>
    </style:style>
    <style:style style:name="T142" style:family="text">
      <style:text-properties officeooo:rsid="0073c117"/>
    </style:style>
    <style:style style:name="T143" style:family="text">
      <style:text-properties officeooo:rsid="0073fd95"/>
    </style:style>
    <style:style style:name="T144" style:family="text">
      <style:text-properties officeooo:rsid="007685cc"/>
    </style:style>
    <style:style style:name="T145" style:family="text">
      <style:text-properties officeooo:rsid="0077986c"/>
    </style:style>
    <style:style style:name="T146" style:family="text">
      <style:text-properties officeooo:rsid="0078fa12"/>
    </style:style>
    <style:style style:name="T147" style:family="text">
      <style:text-properties officeooo:rsid="007bbeff"/>
    </style:style>
    <style:style style:name="T148" style:family="text">
      <style:text-properties officeooo:rsid="007bfd59"/>
    </style:style>
    <style:style style:name="T149" style:family="text">
      <style:text-properties officeooo:rsid="0080a39c"/>
    </style:style>
    <style:style style:name="T150" style:family="text">
      <style:text-properties officeooo:rsid="0083db86"/>
    </style:style>
    <style:style style:name="T151" style:family="text">
      <style:text-properties officeooo:rsid="009480a7"/>
    </style:style>
    <style:style style:name="T152" style:family="text">
      <style:text-properties officeooo:rsid="009aa109"/>
    </style:style>
    <style:style style:name="T153" style:family="text">
      <style:text-properties officeooo:rsid="009d3fd8"/>
    </style:style>
    <style:style style:name="T154" style:family="text">
      <style:text-properties officeooo:rsid="009ec2e1"/>
    </style:style>
    <style:style style:name="T155" style:family="text">
      <style:text-properties officeooo:rsid="00a273e6"/>
    </style:style>
    <style:style style:name="T156" style:family="text">
      <style:text-properties officeooo:rsid="00a41c24"/>
    </style:style>
    <style:style style:name="T157" style:family="text">
      <style:text-properties officeooo:rsid="00a4f3c4"/>
    </style:style>
    <style:style style:name="T158" style:family="text">
      <style:text-properties officeooo:rsid="00ab0f04"/>
    </style:style>
    <style:style style:name="T159" style:family="text">
      <style:text-properties officeooo:rsid="00ad85b9"/>
    </style:style>
    <style:style style:name="T160" style:family="text">
      <style:text-properties officeooo:rsid="00adc398"/>
    </style:style>
    <style:style style:name="T161" style:family="text">
      <style:text-properties officeooo:rsid="00ae5beb"/>
    </style:style>
    <style:style style:name="T162" style:family="text">
      <style:text-properties officeooo:rsid="00b05260"/>
    </style:style>
    <style:style style:name="T163" style:family="text">
      <style:text-properties officeooo:rsid="00b07f59"/>
    </style:style>
    <style:style style:name="T164" style:family="text">
      <style:text-properties officeooo:rsid="00b65346"/>
    </style:style>
    <style:style style:name="T165" style:family="text">
      <style:text-properties officeooo:rsid="00befcbb"/>
    </style:style>
    <style:style style:name="T166" style:family="text">
      <style:text-properties officeooo:rsid="00cc2cd0"/>
    </style:style>
    <style:style style:name="T167" style:family="text">
      <style:text-properties officeooo:rsid="00ce5f9f"/>
    </style:style>
    <style:style style:name="T168" style:family="text">
      <style:text-properties officeooo:rsid="00dc4584"/>
    </style:style>
    <style:style style:name="T169"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70" style:family="text">
      <style:text-properties officeooo:rsid="00e4bc85"/>
    </style:style>
    <style:style style:name="T171" style:family="text">
      <style:text-properties fo:language="ru" fo:country="RU" fo:font-style="normal" style:font-style-asian="normal" style:font-style-complex="normal"/>
    </style:style>
    <style:style style:name="T172" style:family="text">
      <style:text-properties fo:language="ru" fo:country="RU" fo:font-style="normal" officeooo:rsid="00fb6839" style:font-style-asian="normal" style:font-style-complex="normal"/>
    </style:style>
    <style:style style:name="T173" style:family="text">
      <style:text-properties fo:language="ru" fo:country="RU" fo:font-style="normal" officeooo:rsid="00f70918" style:font-style-asian="normal" style:font-style-complex="normal"/>
    </style:style>
    <style:style style:name="T174" style:family="text">
      <style:text-properties fo:language="ru" fo:country="RU" fo:font-style="normal" officeooo:rsid="00fec96f" style:font-style-asian="normal" style:font-style-complex="normal"/>
    </style:style>
    <style:style style:name="T175" style:family="text">
      <style:text-properties fo:language="ru" fo:country="RU" fo:font-style="normal" officeooo:rsid="00ff3848" style:font-style-asian="normal" style:font-style-complex="normal"/>
    </style:style>
    <style:style style:name="T176" style:family="text">
      <style:text-properties fo:language="ru" fo:country="RU" fo:font-style="normal" officeooo:rsid="0100e116" style:font-style-asian="normal" style:font-style-complex="normal"/>
    </style:style>
    <style:style style:name="T177" style:family="text">
      <style:text-properties fo:language="ru" fo:country="RU" fo:font-style="normal" officeooo:rsid="0103e94f" style:font-style-asian="normal" style:font-style-complex="normal"/>
    </style:style>
    <style:style style:name="T178" style:family="text">
      <style:text-properties fo:language="ru" fo:country="RU" fo:font-style="normal" officeooo:rsid="010c406e" style:font-style-asian="normal" style:font-style-complex="normal"/>
    </style:style>
    <style:style style:name="T179" style:family="text">
      <style:text-properties fo:language="ru" fo:country="RU" fo:font-style="normal" officeooo:rsid="010e61ed" style:font-style-asian="normal" style:font-style-complex="normal"/>
    </style:style>
    <style:style style:name="T180" style:family="text">
      <style:text-properties fo:language="ru" fo:country="RU" fo:font-style="normal" officeooo:rsid="010eb35a" style:font-style-asian="normal" style:font-style-complex="normal"/>
    </style:style>
    <style:style style:name="T181" style:family="text">
      <style:text-properties fo:language="ru" fo:country="RU" fo:font-style="normal" officeooo:rsid="010efa48" style:font-style-asian="normal" style:font-style-complex="normal"/>
    </style:style>
    <style:style style:name="T182" style:family="text">
      <style:text-properties fo:language="ru" fo:country="RU" fo:font-style="normal" officeooo:rsid="01104538" style:font-style-asian="normal" style:font-style-complex="normal"/>
    </style:style>
    <style:style style:name="T183" style:family="text">
      <style:text-properties fo:language="ru" fo:country="RU" fo:font-style="normal" officeooo:rsid="01115021" style:font-style-asian="normal" style:font-style-complex="normal"/>
    </style:style>
    <style:style style:name="T184" style:family="text">
      <style:text-properties fo:language="ru" fo:country="RU" fo:font-style="normal" officeooo:rsid="0114d215" style:font-style-asian="normal" style:font-style-complex="normal"/>
    </style:style>
    <style:style style:name="T185" style:family="text">
      <style:text-properties fo:language="ru" fo:country="RU" fo:font-style="normal" officeooo:rsid="01156f2f" style:font-style-asian="normal" style:font-style-complex="normal"/>
    </style:style>
    <style:style style:name="T186" style:family="text">
      <style:text-properties fo:language="ru" fo:country="RU" fo:font-style="normal" officeooo:rsid="0116e5bc" style:font-style-asian="normal" style:font-style-complex="normal"/>
    </style:style>
    <style:style style:name="T187" style:family="text">
      <style:text-properties fo:language="ru" fo:country="RU" fo:font-style="normal" officeooo:rsid="01176066" style:font-style-asian="normal" style:font-style-complex="normal"/>
    </style:style>
    <style:style style:name="T188" style:family="text">
      <style:text-properties fo:language="ru" fo:country="RU" fo:font-style="normal" officeooo:rsid="01193137" style:font-style-asian="normal" style:font-style-complex="normal"/>
    </style:style>
    <style:style style:name="T189" style:family="text">
      <style:text-properties fo:language="ru" fo:country="RU" fo:font-style="normal" officeooo:rsid="012a2dd4" style:font-style-asian="normal" style:font-style-complex="normal"/>
    </style:style>
    <style:style style:name="T190" style:family="text">
      <style:text-properties officeooo:rsid="00ea508c"/>
    </style:style>
    <style:style style:name="T191" style:family="text">
      <style:text-properties officeooo:rsid="00ec1d7b"/>
    </style:style>
    <style:style style:name="T192" style:family="text">
      <style:text-properties fo:font-weight="normal" style:font-weight-asian="normal" style:font-weight-complex="normal"/>
    </style:style>
    <style:style style:name="T193" style:family="text">
      <style:text-properties fo:font-weight="normal" officeooo:rsid="00ec1d7b" style:font-weight-asian="normal" style:font-weight-complex="normal"/>
    </style:style>
    <style:style style:name="T194" style:family="text">
      <style:text-properties fo:font-weight="normal" officeooo:rsid="025e6a9b" style:font-weight-asian="normal" style:font-weight-complex="normal"/>
    </style:style>
    <style:style style:name="T195" style:family="text">
      <style:text-properties fo:font-weight="normal" officeooo:rsid="02595af3" style:font-weight-asian="normal" style:font-weight-complex="normal"/>
    </style:style>
    <style:style style:name="T196" style:family="text">
      <style:text-properties officeooo:rsid="00f70918"/>
    </style:style>
    <style:style style:name="T197" style:family="text">
      <style:text-properties officeooo:rsid="00fcecca"/>
    </style:style>
    <style:style style:name="T198" style:family="text">
      <style:text-properties officeooo:rsid="0109c258"/>
    </style:style>
    <style:style style:name="T199" style:family="text">
      <style:text-properties style:font-name="Liberation Serif1" fo:language="ru" fo:country="RU" fo:font-style="normal" style:font-style-asian="normal" style:font-style-complex="normal"/>
    </style:style>
    <style:style style:name="T200" style:family="text">
      <style:text-properties style:font-name="Liberation Serif1" fo:language="ru" fo:country="RU" fo:font-style="normal" officeooo:rsid="01193137" style:font-style-asian="normal" style:font-style-complex="normal"/>
    </style:style>
    <style:style style:name="T201" style:family="text">
      <style:text-properties style:font-name="Liberation Serif1" fo:language="ru" fo:country="RU" fo:font-style="normal" officeooo:rsid="01193855" style:font-style-asian="normal" style:font-style-complex="normal"/>
    </style:style>
    <style:style style:name="T202" style:family="text">
      <style:text-properties style:font-name="Liberation Serif1" fo:language="ru" fo:country="RU" fo:font-style="normal" officeooo:rsid="0120a3a5" style:font-style-asian="normal" style:font-style-complex="normal"/>
    </style:style>
    <style:style style:name="T203" style:family="text">
      <style:text-properties style:font-name="Liberation Serif1" fo:language="ru" fo:country="RU" fo:font-style="normal" officeooo:rsid="0121cac0" style:font-style-asian="normal" style:font-style-complex="normal"/>
    </style:style>
    <style:style style:name="T204" style:family="text">
      <style:text-properties style:font-name="Liberation Serif1" fo:language="ru" fo:country="RU" fo:font-style="normal" officeooo:rsid="01221f78" style:font-style-asian="normal" style:font-style-complex="normal"/>
    </style:style>
    <style:style style:name="T205" style:family="text">
      <style:text-properties style:font-name="Liberation Serif1" fo:language="ru" fo:country="RU" fo:font-style="normal" officeooo:rsid="012299aa" style:font-style-asian="normal" style:font-style-complex="normal"/>
    </style:style>
    <style:style style:name="T206" style:family="text">
      <style:text-properties style:font-name="Liberation Serif1" fo:language="ru" fo:country="RU" fo:font-style="normal" officeooo:rsid="01231549" style:font-style-asian="normal" style:font-style-complex="normal"/>
    </style:style>
    <style:style style:name="T207" style:family="text">
      <style:text-properties style:font-name="Liberation Serif1" fo:language="ru" fo:country="RU" fo:font-style="normal" officeooo:rsid="0124bf0e" style:font-style-asian="normal" style:font-style-complex="normal"/>
    </style:style>
    <style:style style:name="T208" style:family="text">
      <style:text-properties style:font-name="Liberation Serif1" fo:language="ru" fo:country="RU" fo:font-style="normal" officeooo:rsid="01266a74" style:font-style-asian="normal" style:font-style-complex="normal"/>
    </style:style>
    <style:style style:name="T209" style:family="text">
      <style:text-properties style:font-name="Liberation Serif1" fo:language="ru" fo:country="RU" fo:font-style="normal" officeooo:rsid="01282f49" style:font-style-asian="normal" style:font-style-complex="normal"/>
    </style:style>
    <style:style style:name="T210" style:family="text">
      <style:text-properties style:font-name="Liberation Serif1" fo:language="ru" fo:country="RU" fo:font-style="normal" officeooo:rsid="012a2dd4" style:font-style-asian="normal" style:font-style-complex="normal"/>
    </style:style>
    <style:style style:name="T211" style:family="text">
      <style:text-properties style:font-name="Liberation Serif1" fo:language="ru" fo:country="RU" fo:font-style="normal" officeooo:rsid="0114d215" style:font-style-asian="normal" style:font-style-complex="normal"/>
    </style:style>
    <style:style style:name="T212" style:family="text">
      <style:text-properties style:font-name="Liberation Serif1" fo:language="ru" fo:country="RU" fo:font-style="normal" officeooo:rsid="00f70918" style:font-style-asian="normal" style:font-style-complex="normal"/>
    </style:style>
    <style:style style:name="T213" style:family="text">
      <style:text-properties style:font-name="Liberation Serif1" fo:language="ru" fo:country="RU" fo:font-style="normal" officeooo:rsid="012a79d9" style:font-style-asian="normal" style:font-style-complex="normal"/>
    </style:style>
    <style:style style:name="T214" style:family="text">
      <style:text-properties style:font-name="Liberation Serif1" fo:language="ru" fo:country="RU" fo:font-style="normal" officeooo:rsid="012c1fbf" style:font-style-asian="normal" style:font-style-complex="normal"/>
    </style:style>
    <style:style style:name="T215" style:family="text">
      <style:text-properties style:font-name="Liberation Serif1" fo:language="ru" fo:country="RU" fo:font-style="normal" officeooo:rsid="012d3fcc" style:font-style-asian="normal" style:font-style-complex="normal"/>
    </style:style>
    <style:style style:name="T216" style:family="text">
      <style:text-properties style:font-name="Liberation Serif1" fo:language="ru" fo:country="RU" fo:font-style="normal" officeooo:rsid="012f2009" style:font-style-asian="normal" style:font-style-complex="normal"/>
    </style:style>
    <style:style style:name="T217" style:family="text">
      <style:text-properties style:font-name="Liberation Serif1" fo:language="ru" fo:country="RU" fo:font-style="normal" officeooo:rsid="012fc6d6" style:font-style-asian="normal" style:font-style-complex="normal"/>
    </style:style>
    <style:style style:name="T218" style:family="text">
      <style:text-properties style:font-name="Liberation Serif1" fo:language="ru" fo:country="RU" fo:font-style="normal" officeooo:rsid="01302e2e" style:font-style-asian="normal" style:font-style-complex="normal"/>
    </style:style>
    <style:style style:name="T219" style:family="text">
      <style:text-properties style:font-name="Liberation Serif1" fo:language="ru" fo:country="RU" fo:font-style="normal" officeooo:rsid="01304ab2" style:font-style-asian="normal" style:font-style-complex="normal"/>
    </style:style>
    <style:style style:name="T220" style:family="text">
      <style:text-properties style:font-name="Liberation Serif1" fo:language="ru" fo:country="RU" fo:font-style="normal" officeooo:rsid="0131c2d9" style:font-style-asian="normal" style:font-style-complex="normal"/>
    </style:style>
    <style:style style:name="T221" style:family="text">
      <style:text-properties style:font-name="Liberation Serif1" fo:language="ru" fo:country="RU" fo:font-style="normal" officeooo:rsid="01339223" style:font-style-asian="normal" style:font-style-complex="normal"/>
    </style:style>
    <style:style style:name="T222" style:family="text">
      <style:text-properties style:font-name="Liberation Serif1" fo:language="ru" fo:country="RU" fo:font-style="normal" officeooo:rsid="0135391c" style:font-style-asian="normal" style:font-style-complex="normal"/>
    </style:style>
    <style:style style:name="T223" style:family="text">
      <style:text-properties style:font-name="Liberation Serif1" fo:language="ru" fo:country="RU" fo:font-style="normal" officeooo:rsid="01364953" style:font-style-asian="normal" style:font-style-complex="normal"/>
    </style:style>
    <style:style style:name="T224" style:family="text">
      <style:text-properties style:font-name="Liberation Serif1" fo:language="ru" fo:country="RU" fo:font-style="normal" officeooo:rsid="0138c869" style:font-style-asian="normal" style:font-style-complex="normal"/>
    </style:style>
    <style:style style:name="T225" style:family="text">
      <style:text-properties style:font-name="Liberation Serif1" fo:language="ru" fo:country="RU" fo:font-style="normal" officeooo:rsid="013a4b01" style:font-style-asian="normal" style:font-style-complex="normal"/>
    </style:style>
    <style:style style:name="T226" style:family="text">
      <style:text-properties style:font-name="Liberation Serif1" fo:language="ru" fo:country="RU" fo:font-style="normal" officeooo:rsid="013d7b37" style:font-style-asian="normal" style:font-style-complex="normal"/>
    </style:style>
    <style:style style:name="T227" style:family="text">
      <style:text-properties style:font-name="Liberation Serif1" fo:language="ru" fo:country="RU" fo:font-style="normal" officeooo:rsid="01500c79" style:font-style-asian="normal" style:font-style-complex="normal"/>
    </style:style>
    <style:style style:name="T228" style:family="text">
      <style:text-properties style:font-name="Liberation Serif1" fo:language="ru" fo:country="RU" fo:font-style="italic" style:font-style-asian="italic" style:font-style-complex="italic"/>
    </style:style>
    <style:style style:name="T229" style:family="text">
      <style:text-properties style:font-name="Liberation Serif1" fo:language="ru" fo:country="RU" fo:font-style="italic" officeooo:rsid="012a2dd4" style:font-style-asian="italic" style:font-style-complex="italic"/>
    </style:style>
    <style:style style:name="T230" style:family="text">
      <style:text-properties style:font-name="Liberation Serif1" fo:language="ru" fo:country="RU" fo:font-style="italic" officeooo:rsid="012a79d9" style:font-style-asian="italic" style:font-style-complex="italic"/>
    </style:style>
    <style:style style:name="T231" style:family="text">
      <style:text-properties officeooo:rsid="013fa35b"/>
    </style:style>
    <style:style style:name="T232" style:family="text">
      <style:text-properties officeooo:rsid="014505b5"/>
    </style:style>
    <style:style style:name="T233" style:family="text">
      <style:text-properties officeooo:rsid="014902d8"/>
    </style:style>
    <style:style style:name="T234" style:family="text">
      <style:text-properties officeooo:rsid="014a27e7"/>
    </style:style>
    <style:style style:name="T235" style:family="text">
      <style:text-properties officeooo:rsid="014e6d1b"/>
    </style:style>
    <style:style style:name="T236" style:family="text">
      <style:text-properties officeooo:rsid="014f8b5b"/>
    </style:style>
    <style:style style:name="T237" style:family="text">
      <style:text-properties officeooo:rsid="01513594"/>
    </style:style>
    <style:style style:name="T238" style:family="text">
      <style:text-properties officeooo:rsid="01550fb3"/>
    </style:style>
    <style:style style:name="T239" style:family="text">
      <style:text-properties officeooo:rsid="015b9ba0"/>
    </style:style>
    <style:style style:name="T240" style:family="text">
      <style:text-properties officeooo:rsid="0162a5bc"/>
    </style:style>
    <style:style style:name="T241" style:family="text">
      <style:text-properties officeooo:rsid="016947b1"/>
    </style:style>
    <style:style style:name="T242" style:family="text">
      <style:text-properties officeooo:rsid="01697e0b"/>
    </style:style>
    <style:style style:name="T243" style:family="text">
      <style:text-properties officeooo:rsid="016f763d"/>
    </style:style>
    <style:style style:name="T244" style:family="text">
      <style:text-properties officeooo:rsid="01735a37"/>
    </style:style>
    <style:style style:name="T245" style:family="text">
      <style:text-properties officeooo:rsid="0176735d"/>
    </style:style>
    <style:style style:name="T246" style:family="text">
      <style:text-properties officeooo:rsid="0177ff5d"/>
    </style:style>
    <style:style style:name="T247" style:family="text">
      <style:text-properties officeooo:rsid="017fe353"/>
    </style:style>
    <style:style style:name="T248" style:family="text">
      <style:text-properties officeooo:rsid="01850e20"/>
    </style:style>
    <style:style style:name="T249" style:family="text">
      <style:text-properties officeooo:rsid="01875499"/>
    </style:style>
    <style:style style:name="T250" style:family="text">
      <style:text-properties officeooo:rsid="0189c69e"/>
    </style:style>
    <style:style style:name="T251" style:family="text">
      <style:text-properties officeooo:rsid="018e2a11"/>
    </style:style>
    <style:style style:name="T252" style:family="text">
      <style:text-properties officeooo:rsid="01932064"/>
    </style:style>
    <style:style style:name="T253" style:family="text">
      <style:text-properties officeooo:rsid="0193ec39"/>
    </style:style>
    <style:style style:name="T254" style:family="text">
      <style:text-properties officeooo:rsid="01948e23"/>
    </style:style>
    <style:style style:name="T255" style:family="text">
      <style:text-properties officeooo:rsid="019c08b0"/>
    </style:style>
    <style:style style:name="T256" style:family="text">
      <style:text-properties officeooo:rsid="019d1ad0"/>
    </style:style>
    <style:style style:name="T257" style:family="text">
      <style:text-properties officeooo:rsid="019f95f7"/>
    </style:style>
    <style:style style:name="T258" style:family="text">
      <style:text-properties officeooo:rsid="01a26031"/>
    </style:style>
    <style:style style:name="T259" style:family="text">
      <style:text-properties officeooo:rsid="01a8ed59"/>
    </style:style>
    <style:style style:name="T260" style:family="text">
      <style:text-properties officeooo:rsid="01ab72f7"/>
    </style:style>
    <style:style style:name="T261" style:family="text">
      <style:text-properties officeooo:rsid="01b06fb7"/>
    </style:style>
    <style:style style:name="T262" style:family="text">
      <style:text-properties officeooo:rsid="01b1f69c"/>
    </style:style>
    <style:style style:name="T263" style:family="text">
      <style:text-properties officeooo:rsid="01bbae20"/>
    </style:style>
    <style:style style:name="T264" style:family="text">
      <style:text-properties officeooo:rsid="01bf0653"/>
    </style:style>
    <style:style style:name="T265" style:family="text">
      <style:text-properties officeooo:rsid="01c81895"/>
    </style:style>
    <style:style style:name="T266" style:family="text">
      <style:text-properties officeooo:rsid="01cf215b"/>
    </style:style>
    <style:style style:name="T267" style:family="text">
      <style:text-properties officeooo:rsid="01d144e9"/>
    </style:style>
    <style:style style:name="T268" style:family="text">
      <style:text-properties officeooo:rsid="01d493f2"/>
    </style:style>
    <style:style style:name="T269" style:family="text">
      <style:text-properties officeooo:rsid="01d7861b"/>
    </style:style>
    <style:style style:name="T270" style:family="text">
      <style:text-properties officeooo:rsid="01dd6289"/>
    </style:style>
    <style:style style:name="T271" style:family="text">
      <style:text-properties officeooo:rsid="01df413e"/>
    </style:style>
    <style:style style:name="T272" style:family="text">
      <style:text-properties officeooo:rsid="01e0ab2c"/>
    </style:style>
    <style:style style:name="T273" style:family="text">
      <style:text-properties officeooo:rsid="01e19b93"/>
    </style:style>
    <style:style style:name="T274" style:family="text">
      <style:text-properties officeooo:rsid="01e2c670"/>
    </style:style>
    <style:style style:name="T275" style:family="text">
      <style:text-properties officeooo:rsid="01e3d738"/>
    </style:style>
    <style:style style:name="T276" style:family="text">
      <style:text-properties officeooo:rsid="01e6efc0"/>
    </style:style>
    <style:style style:name="T277" style:family="text">
      <style:text-properties officeooo:rsid="01e7243a"/>
    </style:style>
    <style:style style:name="T278" style:family="text">
      <style:text-properties officeooo:rsid="01e77783"/>
    </style:style>
    <style:style style:name="T279" style:family="text">
      <style:text-properties officeooo:rsid="01ebffad"/>
    </style:style>
    <style:style style:name="T280" style:family="text">
      <style:text-properties officeooo:rsid="01ed3b8d"/>
    </style:style>
    <style:style style:name="T281" style:family="text">
      <style:text-properties officeooo:rsid="01ef452b"/>
    </style:style>
    <style:style style:name="T282" style:family="text">
      <style:text-properties officeooo:rsid="01f036a0"/>
    </style:style>
    <style:style style:name="T283" style:family="text">
      <style:text-properties officeooo:rsid="01f0ea24"/>
    </style:style>
    <style:style style:name="T284" style:family="text">
      <style:text-properties officeooo:rsid="01f23090"/>
    </style:style>
    <style:style style:name="T285" style:family="text">
      <style:text-properties officeooo:rsid="01f636db"/>
    </style:style>
    <style:style style:name="T286" style:family="text">
      <style:text-properties officeooo:rsid="01f95a93"/>
    </style:style>
    <style:style style:name="T287" style:family="text">
      <style:text-properties officeooo:rsid="01fec762"/>
    </style:style>
    <style:style style:name="T288" style:family="text">
      <style:text-properties officeooo:rsid="0201c564"/>
    </style:style>
    <style:style style:name="T289" style:family="text">
      <style:text-properties officeooo:rsid="020293e3"/>
    </style:style>
    <style:style style:name="T290" style:family="text">
      <style:text-properties officeooo:rsid="0205adbf"/>
    </style:style>
    <style:style style:name="T291" style:family="text">
      <style:text-properties officeooo:rsid="020cc7df"/>
    </style:style>
    <style:style style:name="T292" style:family="text">
      <style:text-properties officeooo:rsid="02114a32"/>
    </style:style>
    <style:style style:name="T293" style:family="text">
      <style:text-properties officeooo:rsid="02129022"/>
    </style:style>
    <style:style style:name="T294" style:family="text">
      <style:text-properties officeooo:rsid="0214533b"/>
    </style:style>
    <style:style style:name="T295" style:family="text">
      <style:text-properties officeooo:rsid="021711f3"/>
    </style:style>
    <style:style style:name="T296" style:family="text">
      <style:text-properties officeooo:rsid="02193e7f"/>
    </style:style>
    <style:style style:name="T297" style:family="text">
      <style:text-properties officeooo:rsid="02199297"/>
    </style:style>
    <style:style style:name="T298" style:family="text">
      <style:text-properties officeooo:rsid="0221d8a7"/>
    </style:style>
    <style:style style:name="T299" style:family="text">
      <style:text-properties officeooo:rsid="0225be5e"/>
    </style:style>
    <style:style style:name="T300" style:family="text">
      <style:text-properties officeooo:rsid="0226f4ce"/>
    </style:style>
    <style:style style:name="T301" style:family="text">
      <style:text-properties officeooo:rsid="0227d0c5"/>
    </style:style>
    <style:style style:name="T302" style:family="text">
      <style:text-properties officeooo:rsid="022927b8"/>
    </style:style>
    <style:style style:name="T303" style:family="text">
      <style:text-properties officeooo:rsid="022ad238"/>
    </style:style>
    <style:style style:name="T304" style:family="text">
      <style:text-properties officeooo:rsid="022e36ff"/>
    </style:style>
    <style:style style:name="T305" style:family="text">
      <style:text-properties officeooo:rsid="023171b8"/>
    </style:style>
    <style:style style:name="T306" style:family="text">
      <style:text-properties officeooo:rsid="0231b24c"/>
    </style:style>
    <style:style style:name="T307" style:family="text">
      <style:text-properties officeooo:rsid="02334ceb"/>
    </style:style>
    <style:style style:name="T308" style:family="text">
      <style:text-properties officeooo:rsid="02343bde"/>
    </style:style>
    <style:style style:name="T309" style:family="text">
      <style:text-properties officeooo:rsid="02362e0d"/>
    </style:style>
    <style:style style:name="T310" style:family="text">
      <style:text-properties officeooo:rsid="02371e3c"/>
    </style:style>
    <style:style style:name="T311" style:family="text">
      <style:text-properties officeooo:rsid="02387068"/>
    </style:style>
    <style:style style:name="T312" style:family="text">
      <style:text-properties officeooo:rsid="0239b0fe"/>
    </style:style>
    <style:style style:name="T313" style:family="text">
      <style:text-properties officeooo:rsid="023d1519"/>
    </style:style>
    <style:style style:name="T314" style:family="text">
      <style:text-properties officeooo:rsid="023f862e"/>
    </style:style>
    <style:style style:name="T315" style:family="text">
      <style:text-properties officeooo:rsid="023f9a96"/>
    </style:style>
    <style:style style:name="T316" style:family="text">
      <style:text-properties officeooo:rsid="023fb3ee"/>
    </style:style>
    <style:style style:name="T317" style:family="text">
      <style:text-properties officeooo:rsid="02423a70"/>
    </style:style>
    <style:style style:name="T318" style:family="text">
      <style:text-properties officeooo:rsid="024321c4"/>
    </style:style>
    <style:style style:name="T319" style:family="text">
      <style:text-properties officeooo:rsid="024580d4"/>
    </style:style>
    <style:style style:name="T320" style:family="text">
      <style:text-properties officeooo:rsid="02466825"/>
    </style:style>
    <style:style style:name="T321" style:family="text">
      <style:text-properties officeooo:rsid="0249ff24"/>
    </style:style>
    <style:style style:name="T322" style:family="text">
      <style:text-properties officeooo:rsid="024a992d"/>
    </style:style>
    <style:style style:name="T323" style:family="text">
      <style:text-properties officeooo:rsid="024e1eee"/>
    </style:style>
    <style:style style:name="T324" style:family="text">
      <style:text-properties officeooo:rsid="024ffbc7"/>
    </style:style>
    <style:style style:name="T325" style:family="text">
      <style:text-properties officeooo:rsid="02508050"/>
    </style:style>
    <style:style style:name="T326" style:family="text">
      <style:text-properties officeooo:rsid="0250d4d2"/>
    </style:style>
    <style:style style:name="T327" style:family="text">
      <style:text-properties officeooo:rsid="0253a56a"/>
    </style:style>
    <style:style style:name="T328" style:family="text">
      <style:text-properties officeooo:rsid="02595af3"/>
    </style:style>
    <style:style style:name="T329" style:family="text">
      <style:text-properties officeooo:rsid="0259ca07"/>
    </style:style>
    <style:style style:name="T330" style:family="text">
      <style:text-properties officeooo:rsid="025a9308"/>
    </style:style>
    <style:style style:name="T331" style:family="text">
      <style:text-properties officeooo:rsid="025c6f68"/>
    </style:style>
    <style:style style:name="T332" style:family="text">
      <style:text-properties officeooo:rsid="025e3220"/>
    </style:style>
    <style:style style:name="T333" style:family="text">
      <style:text-properties officeooo:rsid="025e6a9b"/>
    </style:style>
    <style:style style:name="T334" style:family="text">
      <style:text-properties fo:font-weight="bold" officeooo:rsid="025e6a9b" style:font-weight-asian="bold" style:font-weight-complex="bold"/>
    </style:style>
    <style:style style:name="T335" style:family="text">
      <style:text-properties officeooo:rsid="025f653e"/>
    </style:style>
    <style:style style:name="T336" style:family="text">
      <style:text-properties officeooo:rsid="025f9e0e"/>
    </style:style>
    <style:style style:name="T337" style:family="text">
      <style:text-properties officeooo:rsid="0261823d"/>
    </style:style>
    <style:style style:name="T338" style:family="text">
      <style:text-properties officeooo:rsid="026387cf"/>
    </style:style>
    <style:style style:name="T339" style:family="text">
      <style:text-properties officeooo:rsid="026c6c18"/>
    </style:style>
    <style:style style:name="T340" style:family="text">
      <style:text-properties officeooo:rsid="026c7df2"/>
    </style:style>
    <style:style style:name="T341" style:family="text">
      <style:text-properties officeooo:rsid="026da8dd"/>
    </style:style>
    <style:style style:name="T342" style:family="text">
      <style:text-properties officeooo:rsid="02705c20"/>
    </style:style>
    <style:style style:name="T343" style:family="text">
      <style:text-properties officeooo:rsid="02711161"/>
    </style:style>
    <style:style style:name="T344" style:family="text">
      <style:text-properties officeooo:rsid="0272cd7d"/>
    </style:style>
    <style:style style:name="T345" style:family="text">
      <style:text-properties officeooo:rsid="02746f80"/>
    </style:style>
    <style:style style:name="T346" style:family="text">
      <style:text-properties officeooo:rsid="0274d108"/>
    </style:style>
    <style:style style:name="T347" style:family="text">
      <style:text-properties officeooo:rsid="0275ee16"/>
    </style:style>
    <style:style style:name="T348" style:family="text">
      <style:text-properties officeooo:rsid="0277a205"/>
    </style:style>
    <style:style style:name="T349" style:family="text">
      <style:text-properties officeooo:rsid="0277a842"/>
    </style:style>
    <style:style style:name="T350" style:family="text">
      <style:text-properties officeooo:rsid="027822db"/>
    </style:style>
    <style:style style:name="T351" style:family="text">
      <style:text-properties officeooo:rsid="02797e3a"/>
    </style:style>
    <style:style style:name="T352" style:family="text">
      <style:text-properties officeooo:rsid="027ae545"/>
    </style:style>
    <style:style style:name="T353" style:family="text">
      <style:text-properties officeooo:rsid="027c7ed5"/>
    </style:style>
    <style:style style:name="T354" style:family="text">
      <style:text-properties officeooo:rsid="02812dc4"/>
    </style:style>
    <style:style style:name="T355" style:family="text">
      <style:text-properties officeooo:rsid="02823829"/>
    </style:style>
    <style:style style:name="T356" style:family="text">
      <style:text-properties officeooo:rsid="0284908a"/>
    </style:style>
    <style:style style:name="T357" style:family="text">
      <style:text-properties officeooo:rsid="028537f3"/>
    </style:style>
    <style:style style:name="T358" style:family="text">
      <style:text-properties officeooo:rsid="02880feb"/>
    </style:style>
    <style:style style:name="T359" style:family="text">
      <style:text-properties officeooo:rsid="028bf133"/>
    </style:style>
    <style:style style:name="T360" style:family="text">
      <style:text-properties officeooo:rsid="028dc2d7"/>
    </style:style>
    <style:style style:name="T361" style:family="text">
      <style:text-properties officeooo:rsid="02939d2c"/>
    </style:style>
    <style:style style:name="T362" style:family="text">
      <style:text-properties officeooo:rsid="0294fac7"/>
    </style:style>
    <style:style style:name="T363" style:family="text">
      <style:text-properties officeooo:rsid="0295b27c"/>
    </style:style>
    <style:style style:name="T364" style:family="text">
      <style:text-properties officeooo:rsid="0296fd06"/>
    </style:style>
    <style:style style:name="T365" style:family="text">
      <style:text-properties officeooo:rsid="029a31c6"/>
    </style:style>
    <style:style style:name="T366" style:family="text">
      <style:text-properties officeooo:rsid="029f3352"/>
    </style:style>
    <style:style style:name="T367" style:family="text">
      <style:text-properties officeooo:rsid="02a250e8"/>
    </style:style>
    <style:style style:name="T368" style:family="text">
      <style:text-properties officeooo:rsid="02b2b881"/>
    </style:style>
    <style:style style:name="T369" style:family="text">
      <style:text-properties officeooo:rsid="02b3b5c2"/>
    </style:style>
    <style:style style:name="T370" style:family="text">
      <style:text-properties officeooo:rsid="02b7a1fc"/>
    </style:style>
    <style:style style:name="T371" style:family="text">
      <style:text-properties officeooo:rsid="02ba7fc8"/>
    </style:style>
    <style:style style:name="T372" style:family="text">
      <style:text-properties officeooo:rsid="02bf0e31"/>
    </style:style>
    <style:style style:name="T373" style:family="text">
      <style:text-properties officeooo:rsid="02c1a870"/>
    </style:style>
    <style:style style:name="T374" style:family="text">
      <style:text-properties officeooo:rsid="02c347d7"/>
    </style:style>
    <style:style style:name="T375" style:family="text">
      <style:text-properties officeooo:rsid="02c75f43"/>
    </style:style>
    <style:style style:name="T376" style:family="text">
      <style:text-properties officeooo:rsid="02c8d3e9"/>
    </style:style>
    <style:style style:name="T377" style:family="text">
      <style:text-properties officeooo:rsid="02ce1f04"/>
    </style:style>
    <style:style style:name="T378" style:family="text">
      <style:text-properties officeooo:rsid="02ceda63"/>
    </style:style>
    <style:style style:name="T379" style:family="text">
      <style:text-properties officeooo:rsid="02d094e6"/>
    </style:style>
    <style:style style:name="T380" style:family="text">
      <style:text-properties officeooo:rsid="02d1fcc5"/>
    </style:style>
    <style:style style:name="T381" style:family="text">
      <style:text-properties officeooo:rsid="02d2982e"/>
    </style:style>
    <style:style style:name="T382" style:family="text">
      <style:text-properties officeooo:rsid="02d40163"/>
    </style:style>
    <style:style style:name="T383" style:family="text">
      <style:text-properties officeooo:rsid="02d4e167"/>
    </style:style>
    <style:style style:name="T384" style:family="text">
      <style:text-properties officeooo:rsid="02d76b85"/>
    </style:style>
    <style:style style:name="T385" style:family="text">
      <style:text-properties officeooo:rsid="02d7e4bb"/>
    </style:style>
    <style:style style:name="T386" style:family="text">
      <style:text-properties officeooo:rsid="02da2fd7"/>
    </style:style>
    <style:style style:name="T387" style:family="text">
      <style:text-properties officeooo:rsid="02dd7efe"/>
    </style:style>
    <style:style style:name="T388" style:family="text">
      <style:text-properties officeooo:rsid="02deab72"/>
    </style:style>
    <style:style style:name="T389" style:family="text">
      <style:text-properties officeooo:rsid="02e2c4cc"/>
    </style:style>
    <style:style style:name="T390" style:family="text">
      <style:text-properties officeooo:rsid="02ec21e7"/>
    </style:style>
    <style:style style:name="T391" style:family="text">
      <style:text-properties officeooo:rsid="02ecd7cb"/>
    </style:style>
    <style:style style:name="T392" style:family="text">
      <style:text-properties officeooo:rsid="02ef3e2a"/>
    </style:style>
    <style:style style:name="T393" style:family="text">
      <style:text-properties officeooo:rsid="02efdce3"/>
    </style:style>
    <style:style style:name="T394" style:family="text">
      <style:text-properties officeooo:rsid="02f46446"/>
    </style:style>
    <style:style style:name="T395" style:family="text">
      <style:text-properties officeooo:rsid="02f5343f"/>
    </style:style>
    <style:style style:name="T396" style:family="text">
      <style:text-properties officeooo:rsid="02f6c291"/>
    </style:style>
    <style:style style:name="T397" style:family="text">
      <style:text-properties officeooo:rsid="02f8919f"/>
    </style:style>
    <style:style style:name="T398" style:family="text">
      <style:text-properties officeooo:rsid="02f93ab7"/>
    </style:style>
    <style:style style:name="T399" style:family="text">
      <style:text-properties officeooo:rsid="02fc82ed"/>
    </style:style>
    <style:style style:name="T400" style:family="text">
      <style:text-properties officeooo:rsid="02fcd843"/>
    </style:style>
    <style:style style:name="T401" style:family="text">
      <style:text-properties officeooo:rsid="03067ab1"/>
    </style:style>
    <style:style style:name="T402" style:family="text">
      <style:text-properties officeooo:rsid="030f65e3"/>
    </style:style>
    <style:style style:name="T403" style:family="text">
      <style:text-properties officeooo:rsid="03114010"/>
    </style:style>
    <style:style style:name="T404" style:family="text">
      <style:text-properties officeooo:rsid="031249dc"/>
    </style:style>
    <style:style style:name="T405" style:family="text">
      <style:text-properties officeooo:rsid="031378df"/>
    </style:style>
    <style:style style:name="T406" style:family="text">
      <style:text-properties officeooo:rsid="03154bf8"/>
    </style:style>
    <style:style style:name="T407" style:family="text">
      <style:text-properties officeooo:rsid="03159ecd"/>
    </style:style>
    <style:style style:name="T408" style:family="text">
      <style:text-properties officeooo:rsid="0317d492"/>
    </style:style>
    <style:style style:name="T409" style:family="text">
      <style:text-properties officeooo:rsid="031a2707"/>
    </style:style>
    <style:style style:name="T410" style:family="text">
      <style:text-properties officeooo:rsid="031a6967"/>
    </style:style>
    <style:style style:name="T411" style:family="text">
      <style:text-properties officeooo:rsid="031b36b3"/>
    </style:style>
    <style:style style:name="T412" style:family="text">
      <style:text-properties officeooo:rsid="031c4163"/>
    </style:style>
    <style:style style:name="T413" style:family="text">
      <style:text-properties officeooo:rsid="0325cdd3"/>
    </style:style>
    <style:style style:name="T414" style:family="text">
      <style:text-properties officeooo:rsid="0327b48c"/>
    </style:style>
    <style:style style:name="T415" style:family="text">
      <style:text-properties officeooo:rsid="03287fde"/>
    </style:style>
    <style:style style:name="T416" style:family="text">
      <style:text-properties officeooo:rsid="032e6ea2"/>
    </style:style>
    <style:style style:name="T417" style:family="text">
      <style:text-properties officeooo:rsid="03300cad"/>
    </style:style>
    <style:style style:name="T418" style:family="text">
      <style:text-properties officeooo:rsid="03351614"/>
    </style:style>
    <style:style style:name="T419" style:family="text">
      <style:text-properties officeooo:rsid="0335c972"/>
    </style:style>
    <style:style style:name="T420" style:family="text">
      <style:text-properties officeooo:rsid="03424e36"/>
    </style:style>
    <style:style style:name="T421" style:family="text">
      <style:text-properties officeooo:rsid="0347328d"/>
    </style:style>
    <style:style style:name="T422" style:family="text">
      <style:text-properties officeooo:rsid="0351327f"/>
    </style:style>
    <style:style style:name="T423" style:family="text">
      <style:text-properties officeooo:rsid="035d6708"/>
    </style:style>
    <style:style style:name="T424" style:family="text">
      <style:text-properties officeooo:rsid="035f7425"/>
    </style:style>
    <style:style style:name="T425" style:family="text">
      <style:text-properties officeooo:rsid="036d26e2"/>
    </style:style>
    <style:style style:name="T426" style:family="text">
      <style:text-properties officeooo:rsid="037edca1"/>
    </style:style>
    <style:style style:name="T427" style:family="text">
      <style:text-properties officeooo:rsid="038c89aa"/>
    </style:style>
    <style:style style:name="T428" style:family="text">
      <style:text-properties officeooo:rsid="038ef054"/>
    </style:style>
    <style:style style:name="T429" style:family="text">
      <style:text-properties officeooo:rsid="03932579"/>
    </style:style>
    <style:style style:name="T430" style:family="text">
      <style:text-properties officeooo:rsid="03976937"/>
    </style:style>
    <style:style style:name="T431" style:family="text">
      <style:text-properties officeooo:rsid="03992279"/>
    </style:style>
    <style:style style:name="T432" style:family="text">
      <style:text-properties officeooo:rsid="039cd4e1"/>
    </style:style>
    <style:style style:name="T433" style:family="text">
      <style:text-properties officeooo:rsid="039eea51"/>
    </style:style>
    <style:style style:name="T434" style:family="text">
      <style:text-properties officeooo:rsid="03a4d788"/>
    </style:style>
    <style:style style:name="T435" style:family="text">
      <style:text-properties officeooo:rsid="03a93435"/>
    </style:style>
    <style:style style:name="T436" style:family="text">
      <style:text-properties officeooo:rsid="03b0ee69"/>
    </style:style>
    <style:style style:name="T437" style:family="text">
      <style:text-properties officeooo:rsid="03b27331"/>
    </style:style>
    <style:style style:name="T438" style:family="text">
      <style:text-properties officeooo:rsid="03b512ad"/>
    </style:style>
    <style:style style:name="T439" style:family="text">
      <style:text-properties officeooo:rsid="03b654d3"/>
    </style:style>
    <style:style style:name="T440" style:family="text">
      <style:text-properties officeooo:rsid="03b68b4b"/>
    </style:style>
    <style:style style:name="T441" style:family="text">
      <style:text-properties officeooo:rsid="03b86da5"/>
    </style:style>
    <style:style style:name="T442" style:family="text">
      <style:text-properties officeooo:rsid="03c0abc5"/>
    </style:style>
    <style:style style:name="T443" style:family="text">
      <style:text-properties officeooo:rsid="03c1e515"/>
    </style:style>
    <style:style style:name="T444" style:family="text">
      <style:text-properties officeooo:rsid="03c5486b"/>
    </style:style>
    <style:style style:name="T445" style:family="text">
      <style:text-properties officeooo:rsid="03c7958c"/>
    </style:style>
    <style:style style:name="T446" style:family="text">
      <style:text-properties officeooo:rsid="03c982de"/>
    </style:style>
    <style:style style:name="T447" style:family="text">
      <style:text-properties officeooo:rsid="03cf2e5c"/>
    </style:style>
    <style:style style:name="T448" style:family="text">
      <style:text-properties officeooo:rsid="03d1b53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358">Природа не знает уничтожения; ей известно лишь превращение. Всё, чему меня научила наука, и продолжает учить, подтверждает мо<text:span text:style-name="T237">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83">Тронулись</text:span>. Потянулись цепочкой, покидая вокзал, покидая центр города, <text:span text:style-name="T83">покатили через</text:span> его старые, <text:span text:style-name="T4">заброшенные</text:span> районы. <text:span text:style-name="T84">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86">Поезд</text:span> остановил<text:span text:style-name="T87">ся</text:span>. Дальше <text:span text:style-name="T87">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82">ё</text:span> невидим<text:span text:style-name="T82">о</text:span>е <text:span text:style-name="T82">помещение</text:span> с другими. Не видно не зги, да, <text:span text:style-name="T85">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80">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80">, приятель….»</text:span></text:p>
      <text:p text:style-name="P272">Выхода нет. Лежи и жди, лежи тихо, не двигайся. <text:span text:style-name="T81">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89">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90">стиснув пустые или полупустые бутылки, этот развесился на стуле, тот </text:span><text:span text:style-name="T139">свернулся</text:span><text:span text:style-name="T90"> калачиком в холодном камине, те раскинулись на диванах, на пыльных коврах, в шезлонгах на разных уровнях громадного зала, </text:span><text:span text:style-name="T92">храпя</text:span><text:span text:style-name="T90"> и сопя на все лады самоповторным хором, покуда свет Лондона, зимний тягучий свет, ширится в </text:span><text:span text:style-name="T93">вертикальных</text:span><text:span text:style-name="T91"> </text:span><text:span text:style-name="T93">переплётах </text:span><text:span text:style-name="T91">окон, </text:span><text:span text:style-name="T92">ширится в слоях вчерашнего дыма, что всё ещё висит, редея, с навощённых балок потолка. </text:span><text:span text:style-name="T93">А</text:span><text:span text:style-name="T92"> эти распростёртые горизонтал</text:span><text:span text:style-name="T93">ы</text:span><text:span text:style-name="T92">, товарищи по оружию, </text:span><text:span text:style-name="T93">что </text:span><text:span text:style-name="T92">разрумянились, как компашка голландских мужиков, </text:span><text:span text:style-name="T93">которые</text:span><text:span text:style-name="T92"> видят </text:span><text:span text:style-name="T93">в снах</text:span><text:span text:style-name="T92"> своё воскрешении в следующие пару минут.</text:span></text:p>
      <text:p text:style-name="P274"><text:span text:style-name="T92">Е</text:span><text:span text:style-name="T88">го </text:span><text:span text:style-name="T93">звание</text:span><text:span text:style-name="T88"> капитан, </text:span><text:span text:style-name="T93">имя</text:span><text:span text:style-name="T88"> Джефри («Пират») Прентис. </text:span><text:span text:style-name="T94">Он ук</text:span><text:span text:style-name="T106">рыт</text:span><text:span text:style-name="T94"> т</text:span><text:span text:style-name="T106">ёплым</text:span><text:span text:style-name="T94">ым одеялом, <text:s/></text:span><text:span text:style-name="T106">шотландская расцветка из</text:span><text:span text:style-name="T94"> оранжевого, ржавого, алого. У его черепа такое ощущение, словно он из металла. </text:span></text:p>
      <text:p text:style-name="P275"><text:span text:style-name="T108">Прямиком</text:span><text:span text:style-name="T88"> над ним, на высоте четырёх метров, Тэди Блот вот-вот свалится с балкончика музыкантов, выбрав для падения </text:span><text:span text:style-name="T95">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96">воткнутый в задний карман, который как-то там зацепился—</text:span></text:p>
      <text:p text:style-name="P276"><text:span text:style-name="T88">На этот момент Пирату уже удалось сесть на своей узкой холостяцкой кровати и зыркнуть вверх. Как ужасно. </text:span><text:span text:style-name="T106">Просто</text:span><text:span text:style-name="T88"> ужасно бля… </text:span><text:span text:style-name="T106">вверху раздался</text:span><text:span text:style-name="T88"> треск материи. </text:span><text:span text:style-name="T97">Подготовка к выполнению спецзаданий выработала в нём быстроту реакций. </text:span><text:span text:style-name="T107">С</text:span><text:span text:style-name="T97">прыг</text:span><text:span text:style-name="T107">нув</text:span><text:span text:style-name="T97"> с кровати,</text:span><text:span text:style-name="T107"> он</text:span><text:span text:style-name="T97"> ударом ноги посылает её кат</text:span><text:span text:style-name="T107">ну</text:span><text:span text:style-name="T97">ться на своих колёсиках в направлении Блота. </text:span><text:span text:style-name="T107">Оборвавшись</text:span><text:span text:style-name="T97">, Блот шмякнулся точно посерёдке под громкий звяк пружин сетки. Одна ножка отлетела. «</text:span><text:span text:style-name="T98">Добро</text:span><text:span text:style-name="T109">е</text:span><text:span text:style-name="T98"> утро»</text:span><text:span text:style-name="T99">,–</text:span><text:span text:style-name="T98"> отметил Пират. </text:span><text:span text:style-name="T100">Блот кратко улыбнулся и снова уснул, уютно укутавшись в одеяло Пирата.</text:span></text:p>
      <text:p text:style-name="P277"><text:span text:style-name="T100">Б</text:span><text:span text:style-name="T88">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01">и увлекался культивацией фармацевтических растений на крыше здания (недавно молодой Осби Фил возродил эту традицию),</text:span><text:span text:style-name="T102"> слишком мало, чтоб выдержать туманы и мороз и в основном возвращались, в виде фрагментов </text:span><text:span text:style-name="T106">специфичных</text:span><text:span text:style-name="T102"> алкалоидов, в почву на крыше, так же как и удобрение от троицы призовых Вессекских свиноматок размещённых там </text:span><text:span text:style-name="T109">восприемником</text:span><text:span text:style-name="T103"> Роспа, </text:span><text:span text:style-name="T104">и опавшие листья многих декоративных деревьев </text:span><text:span text:style-name="T105">трансплантированных на крышу </text:span><text:span text:style-name="T104">последующими обитателями,</text:span><text:span text:style-name="T109">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10">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10">дефицитом военного времени на бананы, </text:span><text:span text:style-name="T116">решил соорудить на крыше стеклянную оранжерею и </text:span><text:span text:style-name="T110">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10">П</text:span><text:span text:style-name="T88">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88">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15">а </text:span><text:span text:style-name="T88">электростанци</text:span><text:span text:style-name="T115">и</text:span><text:span text:style-name="T88"> и нефтеперегонный за нею </text:span><text:span text:style-name="T114">проступают</text:span><text:span text:style-name="T111"> чётко: трубы, сифоны, башни, </text:span><text:span text:style-name="T113">колонны</text:span><text:span text:style-name="T111">, </text:span><text:span text:style-name="T112">круч</text:span><text:span text:style-name="T114">ен</text:span><text:span text:style-name="T112">ные</text:span><text:span text:style-name="T111"> </text:span><text:span text:style-name="T113">клубы</text:span><text:span text:style-name="T111"> пара и дыма….</text:span></text:p>
      <text:p text:style-name="P279"><text:span text:style-name="T111">– </text:span><text:span text:style-name="T117">Ххахх!</text:span><text:span text:style-name="T111">– </text:span><text:span text:style-name="T117">Пират в беззвучном рёве следит как его выдох всплывает над парапетами, «ххахх!» <text:s/>Верхушки крыш в утреннем танце. </text:span><text:span text:style-name="T118">Его гигантские вязки бананов, </text:span><text:span text:style-name="T120">сияюще</text:span><text:span text:style-name="T118"> жёлты</text:span><text:span text:style-name="T121">х</text:span><text:span text:style-name="T118">, влажно зелёны</text:span><text:span text:style-name="T121">х</text:span><text:span text:style-name="T118">. </text:span><text:span text:style-name="T119">Его друзья внизу предвкушают в своих снах Банановый Завтрак. Этот надраенный день обещает быть не хуже, чем любой—</text:span></text:p>
      <text:p text:style-name="P280"><text:span text:style-name="T88">Так ли? Далеко на востоке, в самом низу розовеющего неба что-то сверкнуло, очень ярко. </text:span><text:span text:style-name="T122">Новая звезда, совсем незаметная. Он опирается на парапет, всматриваясь. </text:span><text:span text:style-name="T123">Искорка точки уже превратилась в белую вертикальную чёрточку. </text:span><text:span text:style-name="T124">Должно быть уже где-то над Северным морем… не ближе… внизу ледяные поля и холодное пятно солнца….</text:span></text:p>
      <text:p text:style-name="P281"><text:span text:style-name="T88">Что это? </text:span><text:span text:style-name="T125">Такого раньше не бывало. Но Пират всё равно знает что. Он видел филь</text:span><text:span text:style-name="T127">м</text:span><text:span text:style-name="T125">, всего пару недель назад… это след испарения. Уже на ширину пальца выше. И это не самолёт. Отвесно вверх самолёт не запускают. </text:span><text:span text:style-name="T126">Это новая, и всё ещё Самая Секретная, немецкая ракета бомба.</text:span></text:p>
      <text:p text:style-name="P279"><text:span text:style-name="T111">– </text:span><text:span text:style-name="T126">Входящая почта.</text:span><text:span text:style-name="T111">– </text:span><text:span text:style-name="T126">он произнёс это или только подумал? </text:span><text:span text:style-name="T127">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27">О? </text:span><text:span text:style-name="T88">Никаких о: за дугой поверхности земного шара, к востоку, солнце </text:span><text:span text:style-name="T128">оттуда</text:span><text:span text:style-name="T88">, только что взошло над Голландией, ударяет в выхлопные пары ракеты, все </text:span><text:span text:style-name="T128">эти </text:span><text:span text:style-name="T88">капли, кристалы, заставля</text:span><text:span text:style-name="T128">ет</text:span><text:span text:style-name="T88"> ярко блестеть через море….</text:span></text:p>
      <text:p text:style-name="P283"><text:span text:style-name="T88">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29">к</text:span><text:span text:style-name="T88">ета будет тут прежде, чем Пират увидит восход солнца.</text:span></text:p>
      <text:p text:style-name="P283"><text:span text:style-name="T88">След, смазанный, слегка порванный натрое, висит в небе. </text:span><text:span text:style-name="T129">Сама ракета, уже как чисто баллистический снаряд, поднялась выше. Теперь невидима.</text:span></text:p>
      <text:p text:style-name="P284"><text:span text:style-name="T88">Может надо что-то сделать… дозвониться в штаб в Станморе, должны засечь её радарами над Проливом</text:span><text:span text:style-name="T119">—</text:span><text:span text:style-name="T88">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88">Собирай бананы. Он топает по чёрному компосту </text:span><text:span text:style-name="T131">в </text:span><text:span text:style-name="T88">оранжере</text:span><text:span text:style-name="T131">ю</text:span><text:span text:style-name="T88">.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88">….</text:span></text:p>
      <text:p text:style-name="P286"><text:soft-page-break/><text:span text:style-name="T88">Каркас пронизан дневным светом, молочные стёкла благодушно лучатся вниз. Откуда тут быть зиме</text:span><text:span text:style-name="T119">—</text:span><text:span text:style-name="T88">даже </text:span><text:span text:style-name="T130">этой</text:span><text:span text:style-name="T119">—</text:span><text:span text:style-name="T130">достаточно</text:span><text:span text:style-name="T88"> суровой чтобы состарить это железо, которое может петь на ветру, </text:span><text:span text:style-name="T130">или за</text:span><text:span text:style-name="T131">ст</text:span><text:span text:style-name="T130">ить эти окна, что открываются в другую пору года, обманно сохранённую?</text:span></text:p>
      <text:p text:style-name="P287"><text:span text:style-name="T130">П</text:span><text:span text:style-name="T88">ират взглядывает на свои часы. Не с чего отсчитать. Поры лица начинает пощипывать. </text:span><text:span text:style-name="T132">Стирая все мысли</text:span><text:span text:style-name="T119">—</text:span><text:span text:style-name="T132">как учат коммандос</text:span><text:span text:style-name="T119">—</text:span><text:span text:style-name="T132">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32">О</text:span><text:span text:style-name="T88">братно в зиму. Бывший след напрочь исчез с неба. Кожу Пирата покрыл пот холодный почти как лёд. </text:span></text:p>
      <text:p text:style-name="P288"><text:span text:style-name="T88">Какое-то время уходит, чтобы закурить сигарету. Он не услышит как </text:span><text:span text:style-name="T133">долетит</text:span><text:span text:style-name="T88"> эта штука. </text:span><text:span text:style-name="T133">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88">Что если попадёт точнёхонько</text:span><text:span text:style-name="T119">—</text:span><text:span text:style-name="T88">ах, нет</text:span><text:span text:style-name="T119">—</text:span><text:span text:style-name="T88">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42">уж</text:span> не вспомнить… Нарезать бананы кусками. За<text:span text:style-name="T150">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41">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41">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50">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43">С</text:span>транн<text:span text:style-name="T143">ый вид</text:span>, нет? С тех пор всё тихо, а ты слышал? Наверно, недолёт. В море, что ли.</text:p>
      <text:p text:style-name="P3">– <text:span text:style-name="T143">Десять минут?</text:span>– <text:span text:style-name="T143">пытается свериться со своими часами.</text:span></text:p>
      <text:p text:style-name="P3">– <text:span text:style-name="T143">Не меньше.</text:span>– <text:span text:style-name="T143">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44">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44">.»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45">Не кисни,</text:span>– <text:span text:style-name="T145">говорит Блот пробираясь обратно к разваленной койке.</text:span>– <text:span text:style-name="T145">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46">и каждая может свалиться на него</text:span>. <text:span text:style-name="T146">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47">А ну-ка,</text:span> оторв<text:span text:style-name="T147">и</text:span> сво<text:span text:style-name="T147">ю жопу</text:span> от пола,</text:p>
      <text:p text:style-name="P8">(пожуй банан-чик)</text:p>
      <text:p text:style-name="P8">Зубы почисть и вперёд, на войну!</text:p>
      <text:p text:style-name="P8"><text:span text:style-name="T147">Махни</text:span> на прощанье спящей стране,</text:p>
      <text:p text:style-name="P8">И мечт<text:span text:style-name="T147">ам пошли</text:span> поцелуй,</text:p>
      <text:p text:style-name="P8">Скажи Мисс Гребл,</text:p>
      <text:p text:style-name="P8">У тебя не стоит,</text:p>
      <text:p text:style-name="P8"><text:span text:style-name="T148">И не</text:span> встанет до самой Победы, о,</text:p>
      <text:p text:style-name="P8">Но <text:span text:style-name="T148">потом </text:span>на гражданке всё <text:span text:style-name="T148">будет</text:span> торчком,</text:p>
      <text:p text:style-name="P8">(пожуй банан-чик)</text:p>
      <text:p text:style-name="P9">Вино шипучее, девульки жгучие<text:span text:style-name="T148">—</text:span></text:p>
      <text:p text:style-name="P10">Осталось лишь пару немчур победить,</text:p>
      <text:p text:style-name="P10">Так улыбнись пошире, <text:span text:style-name="T148">улыбкой лучшей в мире,</text:span></text:p>
      <text:p text:style-name="P11">И не заставляй нас повторять—</text:p>
      <text:p text:style-name="P10"><text:span text:style-name="T148">Тебе пора</text:span> от пола жопу <text:span text:style-name="T148">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49">налитый в верхнюю ёмкость</text:span> пароварки Пирата, <text:span text:style-name="T149">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52">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51">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53">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54">(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55">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56">Твой работодатель.</text:span></text:p>
      <text:p text:style-name="P18">– <text:span text:style-name="T156">Это нечестно,</text:span>– <text:span text:style-name="T156">стонет Пират,</text:span>– <text:span text:style-name="T156">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57">Доставлено изумительным способом,»</text:span>– <text:span text:style-name="T157">голос повышен и раздражён,</text:span>– «<text:span text:style-name="T157">никто из </text:span><text:span text:style-name="T11">моих</text:span><text:span text:style-name="T157"> знакомых так не умничает. </text:span><text:span text:style-name="T11">Мне</text:span><text:span text:style-name="T157">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58">С подъёмом <text:s/>солнца, утро кажется всё холоднее. Облака всё же начали собираться. </text:span><text:soft-page-break/><text:span text:style-name="T158">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62"> чем</text:span> титьк<text:span text:style-name="T162">и <text:s/></text:span>ведьмы!</text:p>
      <text:p text:style-name="P24">Холодней ведра </text:p>
      <text:p text:style-name="P24">пингвиньего дерьма!</text:p>
      <text:p text:style-name="P24">Холодней, <text:span text:style-name="T162">чем</text:span> шерст<text:span text:style-name="T162">ь</text:span></text:p>
      <text:p text:style-name="P24"><text:s/>на заднице полярного медведя!</text:p>
      <text:p text:style-name="P23"><text:span text:style-name="T163">И даже</text:span>, <text:span text:style-name="T162">чем</text:span> иней на фужере</text:p>
      <text:p text:style-name="P24">шампанско<text:span text:style-name="T162">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60">Ну, здрасьте, хе-хе, опять наплывает на Пирата его Состояние, когда меньше всего ждал, как обычно</text:span>—<text:span text:style-name="T161">тут можно упомянуть о том, что в досье Пирата Прентиса отмечено как странный дар</text:span>—<text:span text:style-name="T161">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59">—</text:span>я<text:span text:style-name="T159">—</text:span>тот</text:p>
      <text:p text:style-name="P26">Самый, кто бредёт сквозь их фан-тази-и!</text:p>
      <text:p text:style-name="P26">Переживаю вместо них<text:span text:style-name="T159">—</text:span></text:p>
      <text:p text:style-name="P28">Даже когда на девушку я вла-зи-ю<text:span text:style-name="T159">—</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64">в одной октаве</text:span>]</text:p>
      <text:p text:style-name="P29">И мне по барабану, что опааааасно это,</text:p>
      <text:p text:style-name="P29">Опасность – крыша, с которой я упал давным-давно<text:span text:style-name="T159">—</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59">—</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65">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65">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65">.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65">,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66">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67">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67">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68">Наконец, в один <text:s/>истинно Шерлок Холмсовский лондонский вечер, на Пирата несомненно пахн</text:span><text:span text:style-name="T169">у́</text:span><text:span text:style-name="T168">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68">.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70">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90">т</text:span>фортах, <text:span text:style-name="T190">пока в другой сфере лорд Осмо продолжает </text:span><text:span text:style-name="T14">ассимилироваться</text:span><text:span text:style-name="T190">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91">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91">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91">, как бы… в себя, обратно…» «Какие-нибудь, типа, </text:span><text:span text:style-name="T15">звуки</text:span><text:span text:style-name="T191">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91">!.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91">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91">! Сметает весь наблюдательный пункт потоком какой-то отвратительно оранжевой слякоти, которая </text:span><text:span text:style-name="T15">переваривает</text:span><text:span text:style-name="T191"> несчастных—но вместо криков только хохот, им </text:span><text:span text:style-name="T193">это</text:span><text:span text:style-name="T15"> по кайфу</text:span><text:span text:style-name="T191">….</text:span></text:p>
      <text:p text:style-name="P38">Задание Пирата/Осмо наладить связь с Аденоидом. <text:span text:style-name="T196">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96">.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172">Каждый день на протяжении <text:s/>2</text:span>½ <text:span text:style-name="T197">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73">—</text:span><text:span text:style-name="T174">подтаскивая белую субстанцию коробами, по очереди, по соседним лестницам, чтобы </text:span><text:span text:style-name="T175">швырять</text:span><text:span text:style-name="T174"> по </text:span><text:span text:style-name="T175">колышливому</text:span><text:span text:style-name="T174"> гланд</text:span><text:span text:style-name="T175">оподобному</text:span><text:span text:style-name="T174"> и </text:span><text:span text:style-name="T175">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175">В</text:span><text:span text:style-name="T171">сё же у лорда Блатрарда Осмо смог наконец уделять всё своё время Нови Пазару. В начале 1939, его обнаружили утонувшим </text:span><text:span text:style-name="T189">при загадочных обстоятельствах </text:span><text:span text:style-name="T171">в ванне </text:span><text:span text:style-name="T189">на</text:span><text:span text:style-name="T171">пол</text:span><text:span text:style-name="T189">не</text:span><text:span text:style-name="T171">н</text:span><text:span text:style-name="T189">н</text:span><text:span text:style-name="T171">ой тапиочн</text:span><text:span text:style-name="T189">ым</text:span><text:span text:style-name="T171"> пудинг</text:span><text:span text:style-name="T189">ом</text:span><text:span text:style-name="T171">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76">мечущимся в их постелях от его грандиозности</text:span><text:span text:style-name="T173">—</text:span><text:span text:style-name="T177">хотя</text:span><text:span text:style-name="T176">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98">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98">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171">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78">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178">П</text:span><text:span text:style-name="T171">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79">многие уже оприходовали вторую или третью кружку или фужер, что </text:span><text:span text:style-name="T180">создаёт тут</text:span><text:span text:style-name="T179"> некую ауру отчаяния. </text:span><text:span text:style-name="T181">Но сейчас</text:span><text:span text:style-name="T180">, минуя вход обложенный мешками с песком (временные пирамиды </text:span><text:span text:style-name="T181">воздвигнутые для слишком любопытных</text:span><text:span text:style-name="T180">), </text:span><text:span text:style-name="T181">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171">Добродушная, резинкожвачная, девушка-очкарик на контроле приглашающе махнула ему, чтоб подымался дальше по лестнице. </text:span><text:span text:style-name="T182">Адьютанты в плотно-шерстяном расходятся по коридорам по совещаниям, замы-завы, час-другой </text:span><text:span text:style-name="T183">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84">ТОТСССГ</text:span><text:span text:style-name="T183">….</text:span></text:p>
      <text:p text:style-name="P297"><text:span text:style-name="T183">С</text:span><text:span text:style-name="T171">тарое здание поделено распорядителями трущоб войны. ТОТСССГ сокращение от «</text:span><text:span text:style-name="T183">Т</text:span><text:span text:style-name="T171">ехнические Отделы Трансакций Союзных Сил по Северной Германии». </text:span><text:span text:style-name="T185">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86">Блот заглядывает в кабинет своего старого друга по Колледжу Исуса в Кембридже. </text:span><text:span text:style-name="T187">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171">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88">Столы их поставлены под прямым углом, так что и не не посмотреть в глаза <text:s/>друг к другу, пока не скрипнешь стулом на 90</text:span><text:span text:style-name="T200">°. </text:span><text:span text:style-name="T201">Стол Тантиви аккуратен, у Слотропа жуткая свалка, где и чёрт ногу сломит. Он не </text:span><text:span text:style-name="T202">рас</text:span><text:span text:style-name="T201">чищался до столешницы с 1942. </text:span><text:span text:style-name="T203">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04">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05">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206">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07">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07">не пробовать.) </text:span><text:span text:style-name="T208">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09">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10">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11">ТОТСССГ </text:span><text:span text:style-name="T210">в конце коридора</text:span><text:span text:style-name="T212">—</text:span><text:span text:style-name="T210">технический словарь немецкого языка, </text:span><text:span text:style-name="T229">Специальный Справочник</text:span><text:span text:style-name="T210"> или </text:span><text:span text:style-name="T229">План Города</text:span><text:span text:style-name="T210"> изданный МИДом</text:span><text:span text:style-name="T212">—</text:span><text:span text:style-name="T213">и обычно</text:span><text:span text:style-name="T210">, </text:span><text:span text:style-name="T213">если не утащили или не выброшен, номер </text:span><text:span text:style-name="T230">Новости Мира</text:span><text:span text:style-name="T213"> тоже где-нибудь воткнут</text:span><text:span text:style-name="T212">—</text:span><text:span text:style-name="T213">Слотроп заядлый читатель.</text:span></text:p>
      <text:p text:style-name="P299"><text:span text:style-name="T199">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12">—</text:span><text:span text:style-name="T199">кто-то заглянет, просто роняешь камеру в раскрытую пла</text:span><text:span text:style-name="T214">н</text:span><text:span text:style-name="T199">шетку </text:span><text:span text:style-name="T214">где банановый сэндвич смягчает падение, маскирует подозрительный звук и заснятую кассету данных, всё враз.</text:span></text:p>
      <text:p text:style-name="P300"><text:span text:style-name="T215">Жаль, что тот кто платит за эт</text:span><text:span text:style-name="T216">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19">е</text:span><text:span text:style-name="T216">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99"> </text:span><text:span text:style-name="T216">Сэлли</text:span><text:span text:style-name="T212">—</text:span><text:span text:style-name="T216">тут в основном красный и синий</text:span><text:span text:style-name="T212">—</text:span><text:span text:style-name="T217">гроздь возле Тауэр-Хилла, фиолетовый сплошняк вокруг Кове</text:span><text:span text:style-name="T218">н</text:span><text:span text:style-name="T217">т Гарден, туманность перетекает в Мэйфэйр, Сохо, и дальше к Вимбли и наверх к Хэмпстед-Хит</text:span><text:span text:style-name="T212">—</text:span><text:span text:style-name="T217">в любом направлении расходится это небесное мерцание частью отклеившихся звёзд из Каролин, Марий, Анн, Сюзан, Элизабет.</text:span></text:p>
      <text:p text:style-name="P301"><text:span text:style-name="T217">Н</text:span><text:span text:style-name="T199">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28">(мы знаем, что вы учились вместе, но задействовать его было бы рискованно)</text:span><text:span text:style-name="T199">,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11">ТОТСССГ </text:span><text:span text:style-name="T199">разрушений причинённых ракетами-бомбами</text:span><text:span text:style-name="T212">—</text:span><text:span text:style-name="T220">и в путешествиях по места смерти</text:span><text:span text:style-name="T199"> у него явно оставалось время, чтоб </text:span><text:span text:style-name="T220">и</text:span><text:span text:style-name="T199"> за девушками гоняться. </text:span><text:span text:style-name="T221">Если есть какая-то причина клеить эти бумажные звезды каждую пару дней, то он о ней не распространяется</text:span><text:span text:style-name="T212">—</text:span><text:span text:style-name="T221">она, похоже, не для посторонних. Карту видит только лишь Тантиви и тот </text:span><text:span text:style-name="T222">относится к ней со снисходительностью</text:span><text:span text:style-name="T221"> дружелюбного антрополога: «Какая-то разновидность безвредного хобби Янка»,– </text:span><text:span text:style-name="T222">говорит он своему другу Блоту. «</text:span><text:span text:style-name="T223">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25">всё ещё </text:span><text:span text:style-name="T223">аппетитной мамочки, </text:span><text:span text:style-name="T225">и </text:span><text:span text:style-name="T223">о ставке в целый фунт </text:span><text:span text:style-name="T224">на игру Блеквуд-Престон в Норт-Енде, </text:span><text:span text:style-name="T225">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25">Л</text:span><text:span text:style-name="T199">адно. Дело сделано. Планшетку застегнул, лампу выключил и поставил где была. Может успеет перехватить Тантиви в М</text:span><text:span text:style-name="T227">еханике</text:span><text:span text:style-name="T199"> И К</text:span><text:span text:style-name="T227">оленвале</text:span><text:span text:style-name="T199">,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26">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31">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32">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31">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31">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33">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34">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35">Боже, не должно же </text:span><text:span text:style-name="T17">так</text:span><text:span text:style-name="T235"> продолжаться….</text:span></text:p>
      <text:p text:style-name="P47">– <text:span text:style-name="T236">Кстати, Слотроп, у тебя уже одна во рту.</text:span></text:p>
      <text:p text:style-name="P48">– <text:span text:style-name="T236">Это от нервов,</text:span>– <text:span text:style-name="T236">Слотроп всё равно <text:s/>прикуривает.</text:span></text:p>
      <text:p text:style-name="P48">– <text:span text:style-name="T236">Ну, только </text:span><text:span text:style-name="T18">не мои</text:span><text:span text:style-name="T236">,</text:span>– <text:span text:style-name="T236">упрашивает Тантиви.</text:span></text:p>
      <text:p text:style-name="P49"><text:soft-page-break/>– <text:span text:style-name="T236">Две за раз, видал?</text:span>– <text:span text:style-name="T236">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38">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38">,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36">—</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36">—</text:span>как можно! Никто не видит эту карту, кроме Тантиви, <text:span text:style-name="T239">к тому же, Исусе, они </text:span><text:span text:style-name="T20">все</text:span><text:span text:style-name="T239">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40">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40">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40">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40">.</text:span></text:p>
      <text:p text:style-name="P53">И всё же Слотроп продолжает свою карту ежедневно, с дурацкой неотступность. В лучшем случае, она дань течению <text:span text:style-name="T242">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43">И что дальше?</text:span>– <text:span text:style-name="T243">От Слотропа ни звука. </text:span>– <text:span text:style-name="T243">Эти две твои морячки… когда увидели тебя...</text:span>– <text:span text:style-name="T243">И тут он замечает, что Слотроп, вместо того, чтоб продолжить рассказ, трясётся. Да, он дрожал и перед этим, тут холодно, но не настолько же.</text:span>– <text:span text:style-name="T243">Слотроп!</text:span></text:p>
      <text:p text:style-name="P54">– <text:span text:style-name="T243">Я не пойму. Исусе.</text:span>– <text:span text:style-name="T243">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41">– </text:span>Их не слышно, когда на подходе.</text:p>
      <text:p text:style-name="P58">Тантиви знает кто эти «они». Он отводит глаза. Недолгое молчание.</text:p>
      <text:p text:style-name="P55">– <text:span text:style-name="T244">Конечно, не слышно, у них скорость больше скорости звука.</text:span></text:p>
      <text:p text:style-name="P55">– <text:span text:style-name="T244">Да, но—я не про то,</text:span>– <text:span text:style-name="T244">слова вырываются между волнами дрожи.</text:span>– <text:span text:style-name="T244">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44"> слышишь.</text:span></text:p>
      <text:p text:style-name="P55">– <text:span text:style-name="T244">То же самсое и в пехоте. Сам знаешь. Никогда не слышишь ту, которая в тебя.</text:span></text:p>
      <text:p text:style-name="P55">– <text:span text:style-name="T244">У, но—</text:span></text:p>
      <text:p text:style-name="P55">– <text:span text:style-name="T244">Считай, что это такая большая пуля, Слотроп. С плавниками.</text:span></text:p>
      <text:p text:style-name="P55">– <text:span text:style-name="T244">Исусе,</text:span>– <text:span text:style-name="T244">зубы стучат,</text:span>– <text:span text:style-name="T244">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45">в </text:span>попыт<text:span text:style-name="T245">ке</text:span> развеять и снять её.<text:span text:style-name="T241">– </text:span>Может тебе стоит посмотреть места, где они взрывались….</text:p>
      <text:p text:style-name="P56">– <text:span text:style-name="T245">Зачем? От них же ничего не остаётся. Не так разве?</text:span></text:p>
      <text:p text:style-name="P56">– <text:span text:style-name="T245">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44">—</text:span>каждое утро<text:span text:style-name="T244">—</text:span>кто-то из Гражданской Обороны направлял в ТОТСССГ <text:span text:style-name="T246">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46">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44">—</text:span>всё, что он мог предложить Гладкий Вяз Тэя. Он чувствовал себя идиотом. <text:span text:style-name="T247">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47">—</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48">Да, такое может пригодиться,</text:span>– Тантиви<text:span text:style-name="T248"> позабавлено посматривает на него, </text:span>– <text:span text:style-name="T248">верное дело, особенно в бою, знаешь, </text:span><text:span text:style-name="T23">просимулировать</text:span><text:span text:style-name="T248"> что-то в таком роде. Полный верняк. Назови это «боевая паранойя» или типа того. Но— </text:span></text:p>
      <text:p text:style-name="P57">– <text:span text:style-name="T248">Кто симулирует?</text:span>– <text:span text:style-name="T248">закуривает сигарету, встряхивая чубом в дыму,</text:span>– <text:span text:style-name="T248">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47">—</text:span>вдруг газы, взрыв, и после никаких следов… без предупреждения, Слово тебе на ухо, а потом вечная тишь. <text:span text:style-name="T249">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50">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50">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50">– Нет, это </text:span><text:span text:style-name="T24">не</text:span><text:span text:style-name="T250">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50">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48">—</text:span>это империальное присутствие, что живёт и движется. Люди пересекали улицы и площади, направляясь во все стороны. Автобусы <text:span text:style-name="T251">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48">—</text:span>что такое? да, точно, загляни в его армейские трусы, зашевелился в <text:span text:style-name="T5">эрекции</text:span>, вот-вот торчком вспрыгнет<text:span text:style-name="T248">—</text:span>Боже праведный, а <text:span text:style-name="T5">это</text:span> вдруг с чего?</text:p>
      <text:p text:style-name="P67"><text:span text:style-name="T252">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52">?)</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53">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54">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55">засольщики</text:span> и <text:span text:style-name="T255">коптильщики</text:span> <text:span text:style-name="T255">бекона</text:span>, <text:span text:style-name="T255">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56">—</text:span>хотя всё это начало скисать примерно в те времена, или около того, когда Эмили Дикинсон писала:</text:p>
      <text:p text:style-name="P76"/>
      <text:p text:style-name="P76"><text:span text:style-name="T257">Падение</text:span> дьявольский труд,</text:p>
      <text:p text:style-name="P77">Ведётся <text:span text:style-name="T257">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56">—</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56">—</text:span>рядом с затопленными карьерами и холмами из-под <text:span text:style-name="T259">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58">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59">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60">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56">—</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61">давно заснули</text:span>, а взрослые пили кофе и рассказывали друг другу какие пожары они видели в другие <text:span text:style-name="T261">годы</text:span>.</text:p>
      <text:p text:style-name="P83">Но это что за сияние? Какие призраки тут командуют? Что если в следующий момент всё <text:span text:style-name="T262">заслонит</text:span> <text:span text:style-name="T262">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56">—</text:span><text:span text:style-name="T26">небо прямо сейчас</text:span><text:span text:style-name="T256">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70">меди</text:span>, пылает газовый <text:s/>факел, ровно и <text:span text:style-name="T263">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64">священнослужители</text:span>, <text:span text:style-name="T264">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64">– Всё дело в контроле. Всё это пошло из-за одной трудности: контроль. Впервые он оказался </text:span><text:span text:style-name="T28">внутри</text:span><text:span text:style-name="T264">,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64">– Рынок уже не нуждается в управлении Невидимой Рукой, но может теперь </text:span><text:span text:style-name="T28">создавать себя</text:span><text:span text:style-name="T264"> сам—свою логику, импульс, стиль, </text:span><text:span text:style-name="T28">изнутри</text:span><text:span text:style-name="T264">.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64">.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65">Гонит белиберду Успенского,</text:span>– <text:span text:style-name="T265">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65">,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65"> месте почти наверняка.</text:span></text:p>
      <text:p text:style-name="P108">Джессика стоит недалеко от стола для сеанса <text:span text:style-name="T266">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67">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71">классно так</text:span> <text:span text:style-name="T271">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71">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68">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68">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69">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64">– Ха,– </text:span><text:span text:style-name="T28">это</text:span><text:span text:style-name="T264">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64">– А какое </text:span><text:span text:style-name="T28">самое</text:span><text:span text:style-name="T264">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72">Кстати, а где это ваш молодой безумец?</text:span></text:p>
      <text:p text:style-name="P100">– <text:span text:style-name="T272">Роджер с капитаном Прентисом.</text:span>– <text:span text:style-name="T272">неопределённый взмах руки.</text:span>– <text:span text:style-name="T273">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74">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75">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74">—</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76">Генерал-майор, вы не можете поддерживать такое.</text:span></text:p>
      <text:p text:style-name="P101">– <text:span text:style-name="T276">Мы следим за ним круглые сутки. Физически, расположение он не покидает, это точно.</text:span></text:p>
      <text:p text:style-name="P102"><text:soft-page-break/>– <text:span text:style-name="T277">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77">Гитлер так и делает.</text:span></text:p>
      <text:p text:style-name="P102">– <text:span text:style-name="T277">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78">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78">,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78">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79">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79">Этого вообще не понять,</text:span>– <text:span text:style-name="T279">говорил Роджер Мехико,</text:span>– <text:span text:style-name="T280">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80">указывая на медиума, который в другом конце комнаты болтает с Гевином Трефойлом,</text:span>– <text:span text:style-name="T280">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80"> фашизма…</text:span></text:p>
      <text:p text:style-name="P104">– <text:span text:style-name="T281">Полегче, Мехико, ты опять теряешь старую добрую объективность—человеку науки это не к лицу. Это уж совсем не по-научному.</text:span></text:p>
      <text:p text:style-name="P105">– <text:span text:style-name="T282">Придурок. И ты за них. Ты не почувствовал, когда заходил сюда сегодня? Это громадное болотище паранойи.</text:span></text:p>
      <text:p text:style-name="P106">– <text:span text:style-name="T282">Это мой дар, кто спорит,</text:span>– <text:span text:style-name="T282">зная, что скажет резкость, Пират пытается сперва загладить,</text:span>– <text:span text:style-name="T283">но не знаю готов ли я к таким </text:span><text:span text:style-name="T35">разнообразным</text:span><text:span text:style-name="T283"> её проявлениям….</text:span></text:p>
      <text:p text:style-name="P106">– <text:span text:style-name="T283">А, Прентис.</text:span>– Н<text:span text:style-name="T283">и бровью не повел. Терпимость. А.</text:span></text:p>
      <text:p text:style-name="P107">– <text:span text:style-name="T284">Ты бы зашёл, пусть доктор Грост проверит на своей ЭЭГ.</text:span></text:p>
      <text:p text:style-name="P107">– <text:span text:style-name="T284">Ладно, как только выберу время.</text:span>– <text:span text:style-name="T284">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85">том </text:span>чь<text:span text:style-name="T285">я</text:span> капитуляци<text:span text:style-name="T285">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86">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86">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87">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88">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89">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88">—</text:span>всё равно 98% заражены венерическими болезнями<text:span text:style-name="T288">—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90">ый, как</text:span> он чувствовал, <text:span text:style-name="T290">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90">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90">, знать, как знал Пират, о чём </text:span><text:span text:style-name="T36">на самом деле</text:span><text:span text:style-name="T290">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91">То-то и </text:span><text:span text:style-name="T37">оно,</text:span><text:span text:style-name="T291">»–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91">,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92">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93"> и вправду пират,</text:span>– <text:span text:style-name="T293">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94">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97">ецах</text:span>, бегали по всей станции, глотали <text:span text:style-name="T297">свои</text:span> предот<text:span text:style-name="T296">ъ</text:span>ездные шоколадки и выстраивались <text:span text:style-name="T297">в ряд </text:span>для новых фото. Белое как тальк лицо Скорпии <text:span text:style-name="T295">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98">сгорбившись, как Дракула, в своём Бербери, Джессика в миллионах крохотных капелек, мягкой сетью осевших на </text:span><text:soft-page-break/><text:span text:style-name="T298">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99">У нас их называют «служащими,»</text:span>– <text:span text:style-name="T299">отвечает Роджер,</text:span>– <text:span text:style-name="T299">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300">в скулящей матрице стресса—</text:span></text:p>
      <text:p text:style-name="P140">– Бедный Роджер, бедный ягнёночек, попал на такую бяку войну.</text:p>
      <text:p text:style-name="P137">– <text:span text:style-name="T300">Ну, ладно,</text:span>– <text:span text:style-name="T300">его голова трясётся в пене «б» или «п», что отказывается взорваться,</text:span>– <text:span text:style-name="T300">ууух, какая ты умная, да,</text:span>– <text:span text:style-name="T300">Роджер в бешенстве, руки бросили руль, помогая словам выйти, «дворники» ползают по стеклу, прищёлкивая,</text:span>– <text:span text:style-name="T301">когда-никогда вы сбиваете робота-бомбу, ты и твой друг, дорогой Нутрия—</text:span></text:p>
      <text:p text:style-name="P137">– <text:s/><text:span text:style-name="T301">Бобёр.</text:span></text:p>
      <text:p text:style-name="P138">– <text:span text:style-name="T301">Точно, и весь тот превосходный боевой дух, которым вы так славитесь, но что-то не слыхать, чтоб вы сбивали </text:span><text:span text:style-name="T38">ракеты</text:span><text:span text:style-name="T301">, ха-ха!</text:span>– <text:span text:style-name="T301">выдаёт свою самую злую улыбку, жмуря глаза и наморщив нос,</text:span>– <text:span text:style-name="T302">больше, чем я, больше, чем Пойнтсмен, ну, и кто </text:span><text:span text:style-name="T39">теперь</text:span><text:span text:style-name="T302"> лучше кого, дорогуша?</text:span>– <text:span text:style-name="T302">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303">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303">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303">—</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304">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308">крутым</text:span> знакомством», в Т<text:span text:style-name="T308">а</text:span>нбридж-Веллз, в его сердцевине 18-го столетия, Роджер гнал свой подержанный Ягуар, а Джессика на обочине неотразимо бор<text:span text:style-name="T308">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304">—</text:span></text:p>
      <text:p text:style-name="P144">– <text:span text:style-name="T306">Ну, ты даёшь, красавица,</text:span>– <text:span text:style-name="T306">провизжав тормозами,</text:span>– <text:span text:style-name="T306">Тут тебе не закулисье старой Мельницы, знаешь ли.</text:span></text:p>
      <text:p text:style-name="P151"><text:soft-page-break/>Она знала. «Гм,»<text:span text:style-name="T305">– </text:span>упавшая прядка, щекоча её нос, добавила больше, чем обычно, едкости в её ответ:<text:span text:style-name="T305">– «</text:span>Я не знала, что маленьких мальчиков пускают в такие места».</text:p>
      <text:p text:style-name="P145">– <text:span text:style-name="T307">Как я вижу,</text:span>– <text:span text:style-name="T307">уже научившись не замечать подобных замечаний по поводу его внешности,</text:span>– <text:span text:style-name="T307">девочкам из твоего звена скаутов, ещё никто не позвонил.</text:span></text:p>
      <text:p text:style-name="P145">– <text:span text:style-name="T307">Мне двадцать.</text:span></text:p>
      <text:p text:style-name="P145">– <text:span text:style-name="T307">Ура, тогда имеешь полное право прокатиться на этом Ягуаре аж до Лондона.</text:span></text:p>
      <text:p text:style-name="P145">– <text:span text:style-name="T307">Мне в другую сторон. Почти в Гастингс.</text:span></text:p>
      <text:p text:style-name="P145">– <text:span text:style-name="T307">Ну, тогда туда и обратно.</text:span></text:p>
      <text:p text:style-name="P152">Убирая волосы со своего лица:<text:span text:style-name="T305">– </text:span>А твоя мама знает, как ты себя ведёшь <text:span text:style-name="T5">не</text:span> дома?</text:p>
      <text:p text:style-name="P145">– <text:span text:style-name="T307">Моя мама война,</text:span>– <text:span text:style-name="T307">провозглашает Роджер Мехико, склоняясь, чтобы открыть дверь.</text:span></text:p>
      <text:p text:style-name="P146">– <text:span text:style-name="T308">Это странно слышать,</text:span>– <text:span text:style-name="T308">маленькая заляпанная туфелька повременила на подножке.</text:span></text:p>
      <text:p text:style-name="P146">– <text:span text:style-name="T308">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309">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310">Я в твоей власти,</text:span>– <text:s/><text:span text:style-name="T310">вскрикивает она.</text:span>– <text:span text:style-name="T41">Полностью</text:span><text:span text:style-name="T310">.</text:span></text:p>
      <text:p text:style-name="P148">– <text:span text:style-name="T311">Гм,</text:span>– <text:span text:style-name="T311">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312">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313">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313">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313">бомбардировщиков… да </text:span><text:span text:style-name="T42">что угодно</text:span><text:span text:style-name="T313">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322">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314">—</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314">—</text:span></text:p>
      <text:p text:style-name="P149">– <text:span text:style-name="T315">Кто они?</text:span></text:p>
      <text:p text:style-name="P160">Роджер пожимает плечами, «они» для них достаточно:<text:span text:style-name="T305">– </text:span>Не слишком <text:span text:style-name="T319">дружелюбная</text:span> компашка.</text:p>
      <text:p text:style-name="P150">– <text:span text:style-name="T316">Кто бы говорил!</text:span>– <text:s/><text:span text:style-name="T316">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317">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318">злой, усталый, это уже перестало его задевать… значение</text:span><text:span text:style-name="T44"> эн</text:span><text:span text:style-name="T318"> может быть разным для каждого из нас, но, извини меня: рано или поздно….</text:span></text:p>
      <text:p text:style-name="P163">И помимо изнеможения от всего есть ещё и это. <text:span text:style-name="T320">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320">—</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321">День начинается с чашки горячего и сигареты за маленьким столом с поломанной ножкой, которую Роджер починил, временно,</text:span> <text:span text:style-name="T321">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321">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323">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324">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326">щ</text:span>е в погребе. <text:span text:style-name="T326">Невозможно всунуться</text:span> <text:span text:style-name="T326">в унитаз даже чтоб развязать его ёбаный </text:span><text:span text:style-name="T45">ботинок</text:span><text:span text:style-name="T326">….</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325">—</text:span>затем прихрамывая, <text:span text:style-name="T329">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327">ц</text:span>елевшего дома, от которого начинаются развалины. Если он с доктором перекинулись словом, сейчас ни один не подаёт вида. <text:span text:style-name="T327">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327">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329">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330">Обниматься?</text:span>– <text:span text:style-name="T330">Роджер вот-вот завопит.</text:span>– <text:span text:style-name="T46">Обниматься</text:span><text:span text:style-name="T5">?</text:span></text:p>
      <text:p text:style-name="P170">– <text:span text:style-name="T330">Мехико.</text:span>– <text:span text:style-name="T330">Это доктор опять, на ноге унитаз, вязаный шлем перекошен.</text:span></text:p>
      <text:p text:style-name="P171">– <text:span text:style-name="T330">Опаньки! Ходить не мешает? Наверняка, да… сюда, просуньте в дверь, ага, так, хорошо,</text:span>– <text:span text:style-name="T331"><text:s text:c="2"/>закрыв обратно дверь вокруг лодыжки Пойнтсмена, Роджер привалился к бедру Джессики,</text:span>– <text:span text:style-name="T331">теперь тяните, со всей силы, как можете.</text:span></text:p>
      <text:p text:style-name="P291"><text:span text:style-name="T134">Думая </text:span><text:span text:style-name="T47">молодой прохиндей</text:span><text:span text:style-name="T134"> и </text:span><text:span text:style-name="T47">издевается придурок, </text:span><text:span text:style-name="T134">доктор откачивается назад, кряхтит, унитаз ворочается туда-сюда. Удерживая дверь, Роджер внимательно уставился в место заглота ноги.</text:span><text:span text:style-name="T135">–</text:span><text:span text:style-name="T134"> Сюда бы немного вазелина, тогда бы мы</text:span><text:span text:style-name="T136">—</text:span><text:span text:style-name="T134">что-нибудь скользкое. Стоп! Держите</text:span><text:span text:style-name="T138">сь</text:span><text:span text:style-name="T134"> так, Пойнстмен, есть способ… </text:span><text:span text:style-name="T137">Он уже под машиной, импульсивный парень, отыскивает заглушку картера, когда Пойнтсмен, наконец, может выговорить:</text:span><text:span text:style-name="T135">– </text:span><text:span text:style-name="T137">Нет </text:span><text:span text:style-name="T48">времени</text:span><text:span text:style-name="T137">, Мехико, он убежит, он убежит. </text:span></text:p>
      <text:p text:style-name="P172"><text:span text:style-name="T332">– Точно,</text:span>– <text:span text:style-name="T333">опять на ногах, нашаривает фонарик в кармане.</text:span>– <text:span text:style-name="T333">Я напугаю его светом, а вы поджидайте с сеткой. Сможете дойти? Нехорошо если свалитесь, или ещё что, когда он рванёт смыться.</text:span></text:p>
      <text:p text:style-name="P172">– <text:span text:style-name="T333">Ради бога,</text:span>– <text:span text:style-name="T333">Пойнтсмен бухает вслед за ним в развалины,</text:span>– <text:span text:style-name="T334"><text:s/></text:span><text:span text:style-name="T194">не напугайте его, Мехико, тут не сафари в Кении, он нужен нам близким к норме, насколько возможно.</text:span></text:p>
      <text:p text:style-name="P175"><text:span text:style-name="T192">К норме? </text:span><text:span text:style-name="T79">К норме?</text:span></text:p>
      <text:p text:style-name="P176"><text:span text:style-name="T195">– </text:span><text:span text:style-name="T192">Ясно</text:span><text:span text:style-name="T79">,</text:span><text:span text:style-name="T195">– </text:span><text:span text:style-name="T192">откликается Роджер, сигналя ему фонариком, короткий-длинный-короткий.</text:span></text:p>
      <text:p text:style-name="P173">– <text:span text:style-name="T335">Посмотрим,</text:span>– <text:span text:style-name="T335">бормочет Джессика, на цыпочках за ними следом.</text:span></text:p>
      <text:p text:style-name="P174">– <text:span text:style-name="T336">Давай, приятель,</text:span>– <text:span text:style-name="T336">уговаривает Роджер,</text:span>– <text:span text:style-name="T336">тут для тебя бутылочка </text:span><text:span text:style-name="T49">эфира</text:span><text:span text:style-name="T336">.</text:span>– <text:s/><text:span text:style-name="T336">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37">Так это ж м-с Насбом!</text:span>– <text:span text:style-name="T337">вскрикивает Роджер, точь-в-точь как это делает Фред Ален передачах Би-Би-Си, по средам.</text:span></text:p>
      <text:p text:style-name="P174">– <text:span text:style-name="T337">А шо, ты може думал шо то </text:span><text:span text:style-name="T50">Лесси</text:span><text:span text:style-name="T337">?</text:span>– <text:span text:style-name="T337">отвечает пёс.</text:span></text:p>
      <text:p text:style-name="P177">Роджер чувствует крепкий запах паров эфира, начиная свой осторожный спуск в погреб.<text:span text:style-name="T328">–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38">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38">!–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338">—</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38">—</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40">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339">—</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341">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42">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343">не </text:span>оставляя ничего кроме дождя, что льётся со всех скатов и завитков в надписи <text:span text:style-name="T343">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344">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345">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347">у</text:span> (это его общее имя для любого пациента—дай три круга бегом вокруг здания, <text:span text:style-name="T347">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348">Не </text:span><text:span text:style-name="T52">очень</text:span><text:span text:style-name="T348"> хорошо выглядишь.</text:span></text:p>
      <text:p text:style-name="P193">– <text:span text:style-name="T348">А, этот старый ублюдок, он меня вывел. Каждый </text:span><text:span text:style-name="T52">день</text:span><text:span text:style-name="T348"> схватываемся, Спектро, я уже не...</text:span>– <text:span text:style-name="T349">хмурится вниз на свои очки, которые протирает рубашкой,</text:span>– <text:span text:style-name="T349">в этом чёртовом Падинге больше, чем могу понять… всегда подбросит какой-нибудь свой… старческий сюрпризик.</text:span></text:p>
      <text:p text:style-name="P194">– <text:span text:style-name="T350">Так это возраст такой, Право же.</text:span></text:p>
      <text:p text:style-name="P195">– <text:span text:style-name="T351">Ну, это <text:s/>я б ещё стерпел, но он такой, чёрт побери</text:span>—<text:span text:style-name="T351">такой </text:span><text:span text:style-name="T53">ублюдок</text:span><text:span text:style-name="T351">, он никогда не </text:span><text:span text:style-name="T53">спит</text:span><text:span text:style-name="T351">, он </text:span><text:span text:style-name="T53">придумывает</text:span><text:span text:style-name="T351"> как ещё…</text:span></text:p>
      <text:p text:style-name="P195"><text:soft-page-break/>– <text:span text:style-name="T352">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352">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353">Мне это не нравится, Пойнтсмен. Если уж спрашиваешь.</text:span></text:p>
      <text:p text:style-name="P197">– <text:span text:style-name="T353">Почему нет?</text:span>– <text:s/><text:span text:style-name="T353">Молчание.</text:span>– <text:s/><text:span text:style-name="T354">Неэтично?</text:span></text:p>
      <text:p text:style-name="P197">– <text:s/><text:span text:style-name="T354">Да, ради бога. А </text:span><text:span text:style-name="T55">это</text:span><text:span text:style-name="T354"> этично?</text:span>– <text:span text:style-name="T354">подняв руку к двери в палату, в почти фашистском салюте.</text:span>– <text:span text:style-name="T354">Нет, я думаю об обоснованности эксперимента. Не нахожу доводов. Тут всего один человек.</text:span></text:p>
      <text:p text:style-name="P197">– <text:span text:style-name="T354">Этот Слотроп. Ты знаешь о нём. Даже Мехико считает… о, самый обычный. Предзнание. Психокинез. У них свои проблемы, в </text:span><text:span text:style-name="T55">той</text:span><text:span text:style-name="T354">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346">– </text:span>Если бы он не был одним из <text:span text:style-name="T367">подопечных</text:span> Ласло Джамфа, <text:span text:style-name="T355">твой интерес к нему был бы столь же </text:span>настойчив?</text:p>
      <text:p text:style-name="P198">– <text:span text:style-name="T355">Ну, конечно.</text:span></text:p>
      <text:p text:style-name="P198">– <text:s/><text:span text:style-name="T355">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355">—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356">Спектро качает головой:</text:span>– <text:span text:style-name="T357">Ты ставишь реакцию прежде стимула.</text:span></text:p>
      <text:p text:style-name="P200">– <text:span text:style-name="T357">Вовсе нет. Сам подумай. Он гуляет и может ч</text:span><text:span text:style-name="T56">увствовать их приближение</text:span><text:span text:style-name="T357"> за несколько дней. Но это рефлекс. Реакция на что-то пребывающее вокруг</text:span><text:span text:style-name="T56">. </text:span><text:span text:style-name="T357">С нашим слишком грубым строением, мы не в состоянии ощутить это, а </text:span><text:span text:style-name="T56">Слотроп</text:span><text:span text:style-name="T357"> </text:span><text:span text:style-name="T56">может</text:span><text:span text:style-name="T357">.</text:span></text:p>
      <text:p text:style-name="P201">– Но это и есть экстрасенсорность.</text:p>
      <text:p text:style-name="P212"><text:span text:style-name="T346">– А почему бы не сказать «ощутимый намёк, на который</text:span> <text:span text:style-name="T358">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358">—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358">—</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359">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359">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360">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360">,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360"> и ответ </text:span><text:span text:style-name="T59">доверься нам,</text:span><text:span text:style-name="T360">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361">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364">раздорожье</text:span> (<text:span text:style-name="T364">по</text:span> прибы<text:span text:style-name="T364">тии</text:span> на эт<text:span text:style-name="T364">у имитацию</text:span> паркет<text:span text:style-name="T364">а</text:span> с нашлёпками жевательной резинки зашмыганной до черноты, с пятнами ночной блевотины, светло-жёлт<text:span text:style-name="T363">ой</text:span>, прозрачн<text:span text:style-name="T363">ой</text:span> как флюиды богов, <text:span text:style-name="T362">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364">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365">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365">—</text:span>да, гигантская каракатица из фильмов ужасов по имени Григори: серый, слизистый, <text:span text:style-name="T366">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346">– </text:span>Мне <text:span text:style-name="T5">постоянно</text:span> говорят завести животное.<text:span text:style-name="T346">–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346"> смог жить с такой тварью?</text:span></text:p>
      <text:p text:style-name="P213"><text:span text:style-name="T346">–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346">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346">–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346"> на </text:span><text:span text:style-name="T60">реверсивно</text:span><text:span text:style-name="T346">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346">–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346">.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368">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369">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370">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371">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372">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373">Почему твои уравнения только для ангелов, Роджер? Почему </text:span><text:span text:style-name="T61">мы</text:span><text:span text:style-name="T373"> не можем снизу повлиять?Какое-нибудь уравнение, чтоб мы <text:s/>смогли найти более безопасное место?</text:span></text:p>
      <text:p text:style-name="P235">– <text:span text:style-name="T374">Как меня угораздило попасть,</text:span>– <text:span text:style-name="T374">его дежурный сочувственный ответ,</text:span>– <text:span text:style-name="T374">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375">как</text:span> предпис<text:span text:style-name="T375">ано</text:span> учебниками про уравнение Поиссона. <text:span text:style-name="T376">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377">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377">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379">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380">А вы могли бы… </text:span><text:span text:style-name="T62">сказать</text:span><text:span text:style-name="T380">,</text:span>– <text:span text:style-name="T380">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380">из этой вашей карты, в какие места безопаснее всего заходить, безопаснее от ракет.</text:span></text:p>
      <text:p text:style-name="P240">– <text:span text:style-name="T380">Нет.</text:span></text:p>
      <text:p text:style-name="P240">– <text:span text:style-name="T380">Но позвольте—</text:span></text:p>
      <text:p text:style-name="P240">– <text:span text:style-name="T380">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381">Но квадраты, которые уже получили несколько попаданий, я имею в виду—</text:span></text:p>
      <text:p text:style-name="P241">– <text:span text:style-name="T382">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383">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383">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384">Римляне,</text:span>– <text:span text:style-name="T384">Роджер и его преподобие д-р Де ла Нут однажды вечером напились вместе,</text:span>–<text:span text:style-name="T384">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378">– </text:span>Интересно,<text:span text:style-name="T378">– </text:span>обшаривая свои карманы, один за другим, чёрт, никогда когда надо<text:span text:style-name="T381">—</text:span>а, вот, наконец-то:<text:span text:style-name="T378">– </text:span>последует ли этот случай уравнению Поиссон… посмотрим…</text:p>
      <text:p text:style-name="P257"><text:soft-page-break/><text:span text:style-name="T378">– </text:span>Ехико,<text:span text:style-name="T378">– </text:span>подавшись вперёд с явной враждебностью.<text:span text:style-name="T378">– </text:span>Проросшие стебли они применяли для лечения больных. <text:span text:style-name="T385">У</text:span> них <text:span text:style-name="T385">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386"><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378">– <text:s/></text:span>Ну. Прекрати.</text:p>
      <text:p text:style-name="P245">– <text:span text:style-name="T387">Иногда...</text:span>–<text:span text:style-name="T387">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388">Вы хотите сказать, он не заплатил…,</text:span>– <text:span text:style-name="T388">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389">Чем больше </text:span>V-2 <text:span text:style-name="T389">ждут запуска оттуда, чтоб долететь сюда,</text:span>– <text:span text:style-name="T389">сказал капитан Прентис,</text:span>– <text:span text:style-name="T389">тем больше у него шансов получить свою. Конечно же, нельзя сказать, что он не вносит минимальной платы. Но кто из нас нет.</text:span></text:p>
      <text:p text:style-name="P248">– <text:span text:style-name="T389">Ну,</text:span>–<text:span text:style-name="T389"> покивал Роджер позднее, когда она ему рассказала, глаза притуманились, обдумывая то, что он услышал,</text:span>– <text:span text:style-name="T389">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390">Я знала, что ты рассердишься,</text:span>– <text:s/><text:span text:style-name="T390">пробормотала она.</text:span></text:p>
      <text:p text:style-name="P249">– <text:span text:style-name="T391">Я не сержусь. Нисколько. Так дешевле. Но как в таком случае, он хочет,</text:span>– <text:span text:style-name="T391">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391">«ну, что вы все хотите от меня, день за днём работаю среди полных лунатиков,»</text:span>– <text:span text:style-name="T391">Джессика, вздыхая о боже, подтягивает свои красивые ноги </text:span><text:soft-page-break/><text:span text:style-name="T391">вверх на кресло,</text:span>– «<text:span text:style-name="T392">они верят в жизнь после смерти, о связи от-сознания-к-сознанию, в пророчества, ясновидение, телепортацию—они </text:span><text:span text:style-name="T64">верят</text:span><text:span text:style-name="T392">, Джес! и—и—,»</text:span>– <text:span text:style-name="T392">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392">,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393">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394">Как это всё было? До войны?</text:span>– <text:s/><text:span text:style-name="T394">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395">Ну, в общем,</text:span>– <text:span text:style-name="T395">скрипучим голосом старого пердуна, парализованная рука тянется щипнуть её за грудь самым мерзкоим образом, какой он знает,</text:span>– <text:span text:style-name="T395">это, девонька, зависит от того </text:span><text:span text:style-name="T65">какую</text:span><text:span text:style-name="T395"> войну, ты </text:span><text:span text:style-name="T65">имеешь в виду</text:span><text:span text:style-name="T395">.</text:span>– <text:span text:style-name="T395">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395">Брось, Роджер. Я серьёзно. Я не помню.</text:span>– <text:span text:style-name="T396">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396">…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397">Я помню только, что это было глупо. Просто потрясающе глупо. Ничего не происходило. Ах, да Эдвард VIII отрёкся. Он полюбил—</text:span></text:p>
      <text:p text:style-name="P252">– <text:span text:style-name="T397">Это я знаю. Читаю журналы. Но на что это было </text:span><text:span text:style-name="T67">похоже</text:span><text:span text:style-name="T397">?</text:span></text:p>
      <text:p text:style-name="P252">– <text:span text:style-name="T397">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398">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399">Ничего такого, что пропало бы полностью, чего я больше не смогу найти.</text:span></text:p>
      <text:p text:style-name="P253"><text:soft-page-break/>– <text:span text:style-name="T399">Даже так. А по </text:span><text:span text:style-name="T68">моим</text:span><text:span text:style-name="T399"> воспоминаниям—</text:span></text:p>
      <text:p text:style-name="P253">– <text:s/><text:span text:style-name="T399">Ну, и?</text:span>– <text:span text:style-name="T399">Они оба улыбаются.</text:span></text:p>
      <text:p text:style-name="P253">– <text:span text:style-name="T399">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400">А кто-то постоянно плачет, уа, уа...,</text:span>– <text:span text:style-name="T400">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401">ш</text:span>ла в дверь <text:span text:style-name="T401">через</text:span> кухн<text:span text:style-name="T401">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411">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5">Парен<text:span text:style-name="T439">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359">Искренне Ваш,</text:p>
      <text:p text:style-name="P359">лейт. Тайрон Слотроп</text:p>
      <text:p text:style-name="P304"/>
      <text:p text:style-name="P361">Общая Почта</text:p>
      <text:p text:style-name="P361">Кеноша, Виск., США</text:p>
      <text:p text:style-name="P305">несколькими днями позже</text:p>
      <text:p text:style-name="P305"/>
      <text:p text:style-name="P305">Тайрон<text:span text:style-name="T439">у</text:span> Слотроп<text:span text:style-name="T439">у</text:span>, Эскв.</text:p>
      <text:p text:style-name="Standard"><text:span text:style-name="T411">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360">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440">с</text:span>делал «Кеношу», паренёк.</text:p>
      <text:p text:style-name="P306"/>
      <text:p text:style-name="P306">(2.1) Х.Ю.: Блин! Я делал все те танцы, я делал «Кика <text:span text:style-name="T411">В</text:span>ок<text:span text:style-name="T411">а</text:span>», и я делал «Линди» тоже!</text:p>
      <text:p text:style-name="P307"><text:tab/><text:span text:style-name="T402">С.Т.В.: <text:s/></text:span>Спорим, ты никогда не <text:span text:style-name="T440">с</text:span>делал «<text:span text:style-name="T402">П</text:span>ар<text:span text:style-name="T403">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403">П</text:span>арень из Кеноши <text:span text:style-name="T403">и на секунду не подумал будто </text:span><text:span text:style-name="T69">ты…</text:span></text:p>
      <text:p text:style-name="P309"/>
      <text:p text:style-name="P310">(3.1) Старший (изумлённо): <text:span text:style-name="T402">Тебя? Да, никогда! </text:span>Чтоб П<text:span text:style-name="T402">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404">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405">один</text:span> cc <text:span text:style-name="T405">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406">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407">Мой</text:span> кулак <text:span text:style-name="T407">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412">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408">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410">Я в</text:span> жизн<text:span text:style-name="T410">и</text:span> не слыхал столь-сладких-звуков,</text:p>
      <text:p text:style-name="P317"><text:span text:style-name="T409">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413">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414">зачем вот так вот сразу…</text:span></text:p>
      <text:p text:style-name="P321">Белые ребята из колледжа, орут заказы <text:span text:style-name="T420">групке</text:span> джазменов на возвышении. Голоса из восточных частных школ, выговаривая «жопа» чуть округляют губы и получается «жёпя»… они <text:span text:style-name="T420">оттягиваются</text:span>, отрываются. <text:span text:style-name="T415">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416">й</text:span> <text:span text:style-name="T416">уборной</text:span> Бального Зала Роузленд он млеет коленопреклонённый над туалетным унитазом, <text:span text:style-name="T416">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416">, отвратную </text:span><text:span text:style-name="T70">дыру! </text:span><text:span text:style-name="T417">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417">,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418">Вслед</text:span>? <text:span text:style-name="T419">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419">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419">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421">распускают</text:span> его пояс, <text:s/>расстёгивают <text:span text:style-name="T421">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421">,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422">а другие прокряхтят, эх жаль, но Слотроп не сказал ни так: ни эдак, потому что он особо ничего не </text:span><text:span text:style-name="T74">чувствует</text:span><text:span text:style-name="T422">. А и его потерянную гармошку </text:span><text:span text:style-name="T74">всё ещё</text:span><text:span text:style-name="T422"> нигде не видно. Свет тут внизу тёмно серый и </text:span><text:soft-page-break/><text:span text:style-name="T422">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422">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423">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424">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424">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425">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426">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427">У</text:span>же <text:span text:style-name="T427">не помнишь</text:span> Красного Малкольма, <text:span text:style-name="T427">что</text:span> наверху <text:span text:style-name="T427">остался,</text:span></text:p>
      <text:p text:style-name="P333">В причёске Красный Дьявол до Волос Дорвался…</text:p>
      <text:p text:style-name="P333"/>
      <text:p text:style-name="P334">Ну, <text:span text:style-name="T429">и</text:span> вот <text:span text:style-name="T429">этот самый</text:span> Крачфилд, или Крочфилд, западопроходец. Не «архитипический» западопроходец, но <text:span text:style-name="T5">единственный</text:span>. <text:span text:style-name="T428">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428">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362">Долин<text:span text:style-name="T431">ы</text:span> Красной Реки</text:p>
      <text:p text:style-name="P337">В унитаз, говорят, тебя смыло<text:span text:style-name="T140">—</text:span></text:p>
      <text:p text:style-name="P336">Присядь, отдохни, <text:span text:style-name="T430">держи нос свой вверх</text:span></text:p>
      <text:p text:style-name="P336">Канализация кончается скоро,</text:p>
      <text:p text:style-name="P338">А говно на наших берегах круче всех.</text:p>
      <text:p text:style-name="P338"/>
      <text:p text:style-name="P339">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432">а </text:span>у женщин ноги волосатые, всё им отдай или взорвут <text:span text:style-name="T432">круглой чёрной железякой посреди ночи кровавой через Полаков в серых шапках, всяких оки, ниггеров, да, особенно через нигеров…)</text:span></text:p>
      <text:p text:style-name="P340">Ну, тут, в общем, дружок Крачфилда как раз вышел из сарая. <text:span text:style-name="T433">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0"/>
      <text:p text:style-name="P341">Одного бандитика в Сан Берду,</text:p>
      <text:p text:style-name="P342">Одного китайчонка, что смылся с железной дороги,</text:p>
      <text:p text:style-name="P342">Одного с триппером, одного с зобом,</text:p>
      <text:p text:style-name="P342">Одного в последней стадии прока-зи,</text:p>
      <text:p text:style-name="P343">Хромого на левую ногу, хромого на правую ногу,</text:p>
      <text:p text:style-name="P343">Хромого на обе, всех будет три!</text:p>
      <text:p text:style-name="P344">Одного гомика, даже лесбу одну,</text:p>
      <text:p text:style-name="P344">Одного негришку, одного евреишку,</text:p>
      <text:p text:style-name="P344">Одного краснокожего с одним бизоном,</text:p>
      <text:p text:style-name="P344">И охотника на бизонов из Нью Мексико</text:p>
      <text:p text:style-name="P344"/>
      <text:p text:style-name="P345"><text:span text:style-name="T434">И так далее, и так далее, по одному от всего, он Белый Йобмен в </text:span><text:span text:style-name="T5">terre mauvaise</text:span> <text:span text:style-name="T434">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434">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434">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6">– <text:span text:style-name="T435">Ах, Крачфилд,– вскидывая руку,– как мило, что ты явился.</text:span></text:p>
      <text:p text:style-name="P347">– <text:span text:style-name="T435">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435">.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8">Отв.: Да.</text:p>
      <text:p text:style-name="P348">Вопр.: Значит одна девушка индейка…</text:p>
      <text:p text:style-name="P348">Отв.: Одна <text:span text:style-name="T5">чисто</text:span> индейка. Одна <text:span text:style-name="T5">mestiza</text:span>. Одна <text:span text:style-name="T5">criolla</text:span>. Потом: одна якви. Одна навахо. Одна аппачи—</text:p>
      <text:p text:style-name="P348">Вопр.: Минуточку! Начнём с того, что был только один индеец, которого Кранчфилд убил.</text:p>
      <text:p text:style-name="P348">Отв.: <text:span text:style-name="T436">Да.</text:span></text:p>
      <text:p text:style-name="P350">Рассматривайте это как вопрос оптимизации. Страна в состоянии хорошо поддерживать только одного от всякого.</text:p>
      <text:p text:style-name="P348">Вопр.: <text:span text:style-name="T436">Тогда как же все остальные? Бостон. Лондон. Те что живут в городах. Те люди реальны или как?</text:span></text:p>
      <text:p text:style-name="P348">Отв.: <text:span text:style-name="T436">Некоторые реальны, а некоторые нет.</text:span></text:p>
      <text:p text:style-name="P348">Вопр.: <text:span text:style-name="T436">Ну, а реальные, они нужны? или не нужны?</text:span></text:p>
      <text:p text:style-name="P349">Отв.: <text:span text:style-name="T436">Это зависит от того, что вы имеете в виду.</text:span></text:p>
      <text:p text:style-name="P348">Вопр.: <text:span text:style-name="T436">Блядь, я ничего не имею в виду.</text:span></text:p>
      <text:p text:style-name="P348">Отв.: <text:span text:style-name="T436">Зато </text:span><text:span text:style-name="T77">мы</text:span><text:span text:style-name="T436"> имеем.</text:span></text:p>
      <text:p text:style-name="P348"><text:s/><text:span text:style-name="T437">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437">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1">Но зарулим сегвей на склон Роксбери. Снег набился в его дуги, в рубчатые бороздки на его чёрных резиновых подошвах. <text:span text:style-name="T438">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3">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2">Слотроп: Где он? Почему не пришёл? Ты кто?</text:p>
      <text:p text:style-name="P352">Голос: Парня прикончили. И ты знаешь меня Слотроп. Забыл? Меня зовут Никогда.</text:p>
      <text:p text:style-name="P352">Слотроп: (вглядываясь) <text:span text:style-name="T5">Ты</text:span> Никогда? (пауза) <text:span text:style-name="T5">Сделал</text:span> Парня из Кеноши?</text:p>
      <text:p text:style-name="P354"><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441">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363">—<text:span text:style-name="T442">Проф. Др. Ласло Джампф, «Криптосем» (рекламная </text:span></text:p>
      <text:p text:style-name="P368">брошюра) Агфа, Берлин, 1934</text:p>
      <text:p text:style-name="P355"/>
      <text:p text:style-name="P355">Чертёж на плотной кремовой бумаге под чёрно-буквенным штампом <text:s/>GEHEIME</text:p>
      <text:p text:style-name="P356">KOMMANDOSACHE, <text:span text:style-name="T443">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7">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444">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444"> Они знают?</text:span></text:p>
      <text:p text:style-name="P364">– <text:span text:style-name="T445">Тсс,</text:span>– <text:s/><text:span text:style-name="T446">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447">Я оставлю его. Мы переедем жить тут. Будем всё время заниматься любовью. Я твоя, я всегда </text:span><text:soft-page-break/><text:span text:style-name="T447">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5">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448">ической </text:span>транспозиции, <text:span text:style-name="T448">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6">Далеко, сквозь дождь, доносится взрыв ещё одной германской ракеты. Третья за сегодня. Они штурмуют небо как Вотан и его обезумелая рать.</text:p>
      <text:p text:style-name="P367">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24T15:37:40.407238960</dc:date>
    <meta:editing-duration>P2DT20H55M16S</meta:editing-duration>
    <meta:editing-cycles>575</meta:editing-cycles>
    <meta:generator>LibreOffice/6.1.5.2$Linux_X86_64 LibreOffice_project/10$Build-2</meta:generator>
    <meta:document-statistic meta:table-count="0" meta:image-count="11" meta:object-count="0" meta:page-count="49" meta:paragraph-count="563" meta:word-count="25376" meta:character-count="172470" meta:non-whitespace-character-count="147503"/>
  </office:meta>
</office:document-meta>
</file>